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roid Sans Devanagari1" svg:font-family="'Droid Sans Devanagari'" style:font-family-generic="swiss"/>
    <style:font-face style:name="Times New Roman" svg:font-family="'Times New Roman'" style:font-pitch="variable"/>
    <style:font-face style:name="Times New Roman1"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4.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10" style:family="table-row">
      <style:table-row-properties style:min-row-height="0.757cm"/>
    </style:style>
    <style:style style:name="P1" style:family="paragraph" style:parent-style-name="Standard">
      <style:paragraph-properties fo:line-height="150%" fo:text-align="center" style:justify-single-word="false"/>
      <style:text-properties style:font-name="Times New Roman" fo:font-size="14pt" fo:font-weight="bold" officeooo:rsid="000d1c6e" officeooo:paragraph-rsid="000d1c6e" style:font-size-asian="12.25pt" style:font-weight-asian="bold" style:font-size-complex="14pt" style:font-weight-complex="bold"/>
    </style:style>
    <style:style style:name="P2" style:family="paragraph" style:parent-style-name="Standard">
      <style:paragraph-properties fo:line-height="150%" fo:text-align="start" style:justify-single-word="false"/>
      <style:text-properties style:font-name="Times New Roman" fo:font-size="12pt" fo:font-weight="bold" officeooo:rsid="000d1c6e" officeooo:paragraph-rsid="000d1c6e"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Times New Roman" fo:font-size="12pt" fo:font-weight="bold" officeooo:rsid="000d1c6e" officeooo:paragraph-rsid="000d1c6e" style:font-size-asian="12.25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Times New Roman" fo:font-size="12pt" fo:font-weight="bold" officeooo:rsid="000f5346" officeooo:paragraph-rsid="000f5346" style:font-size-asian="12.25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2pt" fo:font-style="italic" fo:font-weight="bold" officeooo:rsid="002212a9" officeooo:paragraph-rsid="002212a9" style:font-size-asian="12.25pt" style:font-style-asian="italic" style:font-weight-asian="bold" style:font-size-complex="14pt" style:font-style-complex="italic" style:font-weight-complex="bold"/>
    </style:style>
    <style:style style:name="P6" style:family="paragraph" style:parent-style-name="Standard">
      <style:paragraph-properties fo:line-height="150%" fo:text-align="justify" style:justify-single-word="false"/>
      <style:text-properties style:font-name="Times New Roman" fo:font-size="12pt" fo:font-style="italic" fo:font-weight="bold" officeooo:rsid="00244907" officeooo:paragraph-rsid="00244907" style:font-size-asian="12.25pt" style:font-style-asian="italic" style:font-weight-asian="bold" style:font-size-complex="14pt" style:font-style-complex="italic" style:font-weight-complex="bold"/>
    </style:style>
    <style:style style:name="P7" style:family="paragraph" style:parent-style-name="Standard">
      <style:paragraph-properties fo:line-height="150%" fo:text-align="justify" style:justify-single-word="false"/>
      <style:text-properties style:font-name="Times New Roman" fo:font-size="12pt" fo:font-style="normal" fo:font-weight="normal" officeooo:rsid="00122e72" officeooo:paragraph-rsid="00122e72" style:font-size-asian="12.25pt" style:font-style-asian="normal" style:font-weight-asian="normal" style:font-size-complex="14pt" style:font-style-complex="normal" style:font-weight-complex="normal"/>
    </style:style>
    <style:style style:name="P8" style:family="paragraph" style:parent-style-name="Standard">
      <style:paragraph-properties fo:line-height="150%" fo:text-align="justify" style:justify-single-word="false"/>
      <style:text-properties style:font-name="Times New Roman" fo:font-size="12pt" fo:font-style="normal" fo:font-weight="normal" officeooo:rsid="001600be" officeooo:paragraph-rsid="001600be" style:font-size-asian="12.25pt" style:font-style-asian="normal" style:font-weight-asian="normal" style:font-size-complex="14pt" style:font-style-complex="normal" style:font-weight-complex="normal"/>
    </style:style>
    <style:style style:name="P9" style:family="paragraph" style:parent-style-name="Standard">
      <style:paragraph-properties fo:line-height="150%" fo:text-align="justify" style:justify-single-word="false"/>
      <style:text-properties style:font-name="Times New Roman" fo:font-size="12pt" fo:font-style="normal" fo:font-weight="normal" officeooo:rsid="001669d9" officeooo:paragraph-rsid="001669d9" style:font-size-asian="12.25pt" style:font-style-asian="normal" style:font-weight-asian="normal" style:font-size-complex="14pt" style:font-style-complex="normal" style:font-weight-complex="normal"/>
    </style:style>
    <style:style style:name="P10" style:family="paragraph" style:parent-style-name="Standard">
      <style:paragraph-properties fo:line-height="150%" fo:text-align="center" style:justify-single-word="false"/>
      <style:text-properties style:font-name="Times New Roman" fo:font-size="12pt" fo:font-style="normal" fo:font-weight="normal" officeooo:rsid="001669d9" officeooo:paragraph-rsid="001669d9" style:font-size-asian="12.25pt" style:font-style-asian="normal" style:font-weight-asian="normal" style:font-size-complex="14pt" style:font-style-complex="normal" style:font-weight-complex="normal"/>
    </style:style>
    <style:style style:name="P11" style:family="paragraph" style:parent-style-name="Standard">
      <style:paragraph-properties fo:line-height="150%" fo:text-align="justify" style:justify-single-word="false"/>
      <style:text-properties style:font-name="Times New Roman" fo:font-size="12pt" fo:font-style="normal" fo:font-weight="bold" officeooo:rsid="001521bc" officeooo:paragraph-rsid="001521bc" style:font-size-asian="12.25pt" style:font-style-asian="normal" style:font-weight-asian="bold" style:font-size-complex="14pt" style:font-style-complex="normal" style:font-weight-complex="bold"/>
    </style:style>
    <style:style style:name="P12" style:family="paragraph" style:parent-style-name="Standard">
      <style:paragraph-properties fo:line-height="150%" fo:text-align="justify" style:justify-single-word="false"/>
      <style:text-properties style:font-name="Times New Roman" fo:font-size="12pt" fo:font-style="normal" fo:font-weight="bold" officeooo:rsid="001521bc" officeooo:paragraph-rsid="001600be" style:font-size-asian="12.25pt" style:font-style-asian="normal" style:font-weight-asian="bold" style:font-size-complex="14pt" style:font-style-complex="normal" style:font-weight-complex="bold"/>
    </style:style>
    <style:style style:name="P13" style:family="paragraph" style:parent-style-name="Standard">
      <style:paragraph-properties fo:line-height="150%" fo:text-align="justify" style:justify-single-word="false"/>
      <style:text-properties style:font-name="Times New Roman" fo:font-size="12pt" fo:font-style="normal" fo:font-weight="bold" officeooo:rsid="00186a88" officeooo:paragraph-rsid="00186a88" style:font-size-asian="12.25pt" style:font-style-asian="normal" style:font-weight-asian="bold" style:font-size-complex="14pt" style:font-style-complex="normal" style:font-weight-complex="bold"/>
    </style:style>
    <style:style style:name="P14" style:family="paragraph" style:parent-style-name="Standard">
      <style:paragraph-properties fo:line-height="150%" fo:text-align="justify" style:justify-single-word="false"/>
      <style:text-properties style:font-name="Times New Roman" fo:font-size="12pt" fo:font-style="normal" fo:font-weight="bold" officeooo:rsid="001f4094" officeooo:paragraph-rsid="001f4094" style:font-size-asian="12.25pt" style:font-style-asian="normal" style:font-weight-asian="bold" style:font-size-complex="14pt" style:font-style-complex="normal" style:font-weight-complex="bold"/>
    </style:style>
    <style:style style:name="P15" style:family="paragraph" style:parent-style-name="Standard">
      <style:paragraph-properties fo:line-height="150%" fo:text-align="justify" style:justify-single-word="false"/>
      <style:text-properties style:font-name="Times New Roman" fo:font-size="12pt" fo:font-style="normal" fo:font-weight="bold" officeooo:rsid="0020d277" officeooo:paragraph-rsid="0020d277" style:font-size-asian="12.25pt" style:font-style-asian="normal" style:font-weight-asian="bold" style:font-size-complex="14pt" style:font-style-complex="normal" style:font-weight-complex="bold"/>
    </style:style>
    <style:style style:name="P16" style:family="paragraph" style:parent-style-name="Standard">
      <style:paragraph-properties fo:line-height="150%" fo:text-align="justify" style:justify-single-word="false"/>
      <style:text-properties style:font-name="Times New Roman" fo:font-size="12pt" fo:font-style="normal" fo:font-weight="bold" officeooo:rsid="00297ae9" officeooo:paragraph-rsid="00297ae9" style:font-size-asian="12.25pt" style:font-style-asian="normal" style:font-weight-asian="bold" style:font-size-complex="14pt" style:font-style-complex="normal" style:font-weight-complex="bold"/>
    </style:style>
    <style:style style:name="P17" style:family="paragraph" style:parent-style-name="Table_20_Contents">
      <style:paragraph-properties fo:text-align="center" style:justify-single-word="false"/>
      <style:text-properties style:font-name="Times New Roman" fo:font-size="12pt" officeooo:rsid="001669d9" officeooo:paragraph-rsid="001669d9" style:font-size-asian="12.25pt" style:font-size-complex="14pt"/>
    </style:style>
    <style:style style:name="P18" style:family="paragraph" style:parent-style-name="Table_20_Contents">
      <style:paragraph-properties fo:text-align="center" style:justify-single-word="false"/>
      <style:text-properties style:font-name="Times New Roman" fo:font-size="12pt" officeooo:rsid="00172536" officeooo:paragraph-rsid="00172536" style:font-size-asian="12.25pt" style:font-size-complex="14pt"/>
    </style:style>
    <style:style style:name="P19" style:family="paragraph" style:parent-style-name="Table_20_Contents">
      <style:paragraph-properties fo:text-align="center" style:justify-single-word="false"/>
      <style:text-properties style:font-name="Times New Roman" fo:font-size="12pt" fo:font-weight="bold" officeooo:rsid="001669d9" officeooo:paragraph-rsid="001669d9" style:font-size-asian="12.25pt" style:font-weight-asian="bold" style:font-size-complex="14pt" style:font-weight-complex="bold"/>
    </style:style>
    <style:style style:name="P20" style:family="paragraph" style:parent-style-name="Standard">
      <style:paragraph-properties fo:line-height="150%" fo:text-align="justify" style:justify-single-word="false"/>
      <style:text-properties style:font-name="Times New Roman" fo:font-size="12pt" fo:font-style="normal" fo:font-weight="normal" officeooo:rsid="000d1c6e" officeooo:paragraph-rsid="000d1c6e" style:font-size-asian="12.25pt" style:font-style-asian="normal" style:font-weight-asian="normal" style:font-size-complex="14pt" style:font-style-complex="normal" style:font-weight-complex="normal"/>
    </style:style>
    <style:style style:name="P21" style:family="paragraph" style:parent-style-name="Standard" style:list-style-name="L1">
      <style:paragraph-properties fo:line-height="150%" fo:text-align="justify" style:justify-single-word="false"/>
      <style:text-properties style:font-name="Times New Roman" fo:font-size="12pt" fo:font-style="normal" fo:font-weight="normal" officeooo:rsid="000e798d" officeooo:paragraph-rsid="000e798d" style:font-size-asian="12.25pt" style:font-style-asian="normal" style:font-weight-asian="normal" style:font-size-complex="14pt" style:font-style-complex="normal" style:font-weight-complex="normal"/>
    </style:style>
    <style:style style:name="P22" style:family="paragraph" style:parent-style-name="Standard">
      <style:paragraph-properties fo:line-height="150%" fo:text-align="justify" style:justify-single-word="false"/>
      <style:text-properties style:font-name="Times New Roman" fo:font-size="12pt" fo:font-style="normal" fo:font-weight="normal" officeooo:rsid="000e798d" officeooo:paragraph-rsid="000e798d" style:font-size-asian="12.25pt" style:font-style-asian="normal" style:font-weight-asian="normal" style:font-size-complex="14pt" style:font-style-complex="normal" style:font-weight-complex="normal"/>
    </style:style>
    <style:style style:name="P23" style:family="paragraph" style:parent-style-name="Standard">
      <style:paragraph-properties fo:line-height="150%" fo:text-align="justify" style:justify-single-word="false"/>
      <style:text-properties style:font-name="Times New Roman" fo:font-size="12pt" fo:font-style="normal" fo:font-weight="normal" officeooo:rsid="000f5346" officeooo:paragraph-rsid="000f5346" style:font-size-asian="12.25pt" style:font-style-asian="normal" style:font-weight-asian="normal" style:font-size-complex="14pt" style:font-style-complex="normal" style:font-weight-complex="normal"/>
    </style:style>
    <style:style style:name="P24" style:family="paragraph" style:parent-style-name="Standard" style:list-style-name="L2">
      <style:paragraph-properties fo:line-height="150%" fo:text-align="justify" style:justify-single-word="false"/>
      <style:text-properties style:font-name="Times New Roman" fo:font-size="12pt" fo:font-style="normal" fo:font-weight="normal" officeooo:rsid="0010ae64" officeooo:paragraph-rsid="0010ae64" style:font-size-asian="12.25pt" style:font-style-asian="normal" style:font-weight-asian="normal" style:font-size-complex="14pt" style:font-style-complex="normal" style:font-weight-complex="normal"/>
    </style:style>
    <style:style style:name="P25" style:family="paragraph" style:parent-style-name="Standard" style:list-style-name="L2">
      <style:paragraph-properties fo:line-height="150%" fo:text-align="justify" style:justify-single-word="false"/>
      <style:text-properties style:font-name="Times New Roman" fo:font-size="12pt" fo:font-style="normal" fo:font-weight="normal" officeooo:rsid="00122e72" officeooo:paragraph-rsid="00122e72" style:font-size-asian="12.25pt" style:font-style-asian="normal" style:font-weight-asian="normal" style:font-size-complex="14pt" style:font-style-complex="normal" style:font-weight-complex="normal"/>
    </style:style>
    <style:style style:name="P26" style:family="paragraph" style:parent-style-name="Standard" style:list-style-name="L2">
      <style:paragraph-properties fo:line-height="150%" fo:text-align="justify" style:justify-single-word="false"/>
      <style:text-properties style:font-name="Times New Roman" fo:font-size="12pt" fo:font-style="normal" fo:font-weight="normal" officeooo:rsid="00134d3a" officeooo:paragraph-rsid="00134d3a" style:font-size-asian="12.25pt" style:font-style-asian="normal" style:font-weight-asian="normal" style:font-size-complex="14pt" style:font-style-complex="normal" style:font-weight-complex="normal"/>
    </style:style>
    <style:style style:name="P27" style:family="paragraph" style:parent-style-name="Standard">
      <style:paragraph-properties fo:line-height="150%" fo:text-align="justify" style:justify-single-word="false"/>
      <style:text-properties style:font-name="Times New Roman" fo:font-size="12pt" fo:font-style="normal" fo:font-weight="normal" officeooo:rsid="00134d3a" officeooo:paragraph-rsid="00134d3a" style:font-size-asian="12.25pt" style:font-style-asian="normal" style:font-weight-asian="normal" style:font-size-complex="14pt" style:font-style-complex="normal" style:font-weight-complex="normal"/>
    </style:style>
    <style:style style:name="P28" style:family="paragraph" style:parent-style-name="Standard">
      <style:paragraph-properties fo:line-height="150%" fo:text-align="justify" style:justify-single-word="false"/>
      <style:text-properties style:font-name="Times New Roman" fo:font-size="12pt" fo:font-style="normal" fo:font-weight="normal" officeooo:rsid="001521bc" officeooo:paragraph-rsid="001600be" style:font-size-asian="12.25pt" style:font-style-asian="normal" style:font-weight-asian="normal" style:font-size-complex="14pt" style:font-style-complex="normal" style:font-weight-complex="normal"/>
    </style:style>
    <style:style style:name="P29" style:family="paragraph" style:parent-style-name="Standard">
      <style:paragraph-properties fo:line-height="150%" fo:text-align="justify" style:justify-single-word="false"/>
      <style:text-properties style:font-name="Times New Roman" fo:font-size="12pt" fo:font-style="normal" fo:font-weight="normal" officeooo:rsid="001600be" officeooo:paragraph-rsid="001600be" style:font-size-asian="12.25pt" style:font-style-asian="normal" style:font-weight-asian="normal" style:font-size-complex="14pt" style:font-style-complex="normal" style:font-weight-complex="normal"/>
    </style:style>
    <style:style style:name="P30" style:family="paragraph" style:parent-style-name="Standard" style:list-style-name="L3">
      <style:paragraph-properties fo:line-height="150%" fo:text-align="justify" style:justify-single-word="false"/>
      <style:text-properties style:font-name="Times New Roman" fo:font-size="12pt" fo:font-style="normal" fo:font-weight="normal" officeooo:rsid="001600be" officeooo:paragraph-rsid="001600be" style:font-size-asian="12.25pt" style:font-style-asian="normal" style:font-weight-asian="normal" style:font-size-complex="14pt" style:font-style-complex="normal" style:font-weight-complex="normal"/>
    </style:style>
    <style:style style:name="P31" style:family="paragraph" style:parent-style-name="Standard" style:list-style-name="L3">
      <style:paragraph-properties fo:line-height="150%" fo:text-align="justify" style:justify-single-word="false"/>
      <style:text-properties style:font-name="Times New Roman" fo:font-size="12pt" fo:font-style="normal" fo:font-weight="normal" officeooo:rsid="001669d9" officeooo:paragraph-rsid="001669d9" style:font-size-asian="12.25pt" style:font-style-asian="normal" style:font-weight-asian="normal" style:font-size-complex="14pt" style:font-style-complex="normal" style:font-weight-complex="normal"/>
    </style:style>
    <style:style style:name="P32" style:family="paragraph" style:parent-style-name="Standard" style:list-style-name="L4">
      <style:paragraph-properties fo:line-height="150%" fo:text-align="justify" style:justify-single-word="false"/>
      <style:text-properties style:font-name="Times New Roman" fo:font-size="12pt" fo:font-style="normal" fo:font-weight="normal" officeooo:rsid="00297ae9" officeooo:paragraph-rsid="00297ae9" style:font-size-asian="12.25pt" style:font-style-asian="normal" style:font-weight-asian="normal" style:font-size-complex="14pt" style:font-style-complex="normal" style:font-weight-complex="normal"/>
    </style:style>
    <style:style style:name="P33" style:family="paragraph" style:parent-style-name="Standard">
      <style:paragraph-properties fo:line-height="150%" fo:text-align="justify" style:justify-single-word="false"/>
      <style:text-properties style:font-name="Times New Roman" fo:font-size="12pt" fo:font-style="normal" fo:font-weight="normal" officeooo:rsid="001f4094" officeooo:paragraph-rsid="00186a88" style:font-size-asian="12.25pt" style:font-style-asian="normal" style:font-weight-asian="normal" style:font-size-complex="14pt" style:font-style-complex="normal" style:font-weight-complex="normal"/>
    </style:style>
    <style:style style:name="P34" style:family="paragraph" style:parent-style-name="Standard">
      <style:paragraph-properties fo:line-height="150%" fo:text-align="justify" style:justify-single-word="false"/>
      <style:text-properties style:font-name="Times New Roman" fo:font-size="12pt" fo:font-style="normal" fo:font-weight="normal" officeooo:rsid="0020d277" officeooo:paragraph-rsid="001f4094" style:font-size-asian="12.25pt" style:font-style-asian="normal" style:font-weight-asian="normal" style:font-size-complex="14pt" style:font-style-complex="normal" style:font-weight-complex="normal"/>
    </style:style>
    <style:style style:name="P35" style:family="paragraph" style:parent-style-name="Standard">
      <style:paragraph-properties fo:line-height="150%" fo:text-align="justify" style:justify-single-word="false"/>
      <style:text-properties style:font-name="Times New Roman" fo:font-size="12pt" fo:font-style="normal" fo:font-weight="normal" officeooo:rsid="0020d277" officeooo:paragraph-rsid="004eb55d" style:font-size-asian="12.25pt" style:font-style-asian="normal" style:font-weight-asian="normal" style:font-size-complex="14pt" style:font-style-complex="normal" style:font-weight-complex="normal"/>
    </style:style>
    <style:style style:name="P36" style:family="paragraph" style:parent-style-name="Standard" style:list-style-name="L5">
      <style:paragraph-properties fo:line-height="150%" fo:text-align="justify" style:justify-single-word="false"/>
      <style:text-properties style:font-name="Times New Roman" fo:font-size="12pt" fo:font-style="normal" fo:font-weight="normal" officeooo:rsid="002212a9" officeooo:paragraph-rsid="002212a9"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50%" fo:text-align="justify" style:justify-single-word="false"/>
      <style:text-properties style:font-name="Times New Roman" fo:font-size="12pt" fo:font-style="normal" fo:font-weight="normal" officeooo:rsid="002212a9" officeooo:paragraph-rsid="002212a9" style:font-size-asian="12.25pt" style:font-style-asian="normal" style:font-weight-asian="normal" style:font-size-complex="14pt" style:font-style-complex="normal" style:font-weight-complex="normal"/>
    </style:style>
    <style:style style:name="P38" style:family="paragraph" style:parent-style-name="Standard" style:list-style-name="L6">
      <style:paragraph-properties fo:line-height="150%" fo:text-align="justify" style:justify-single-word="false"/>
      <style:text-properties style:font-name="Times New Roman" fo:font-size="12pt" fo:font-style="normal" fo:font-weight="normal" officeooo:rsid="0028151d" officeooo:paragraph-rsid="0028151d" style:font-size-asian="12.25pt" style:font-style-asian="normal" style:font-weight-asian="normal" style:font-size-complex="14pt" style:font-style-complex="normal" style:font-weight-complex="normal"/>
    </style:style>
    <style:style style:name="P39" style:family="paragraph" style:parent-style-name="Standard" style:list-style-name="L6">
      <style:paragraph-properties fo:line-height="150%" fo:text-align="justify" style:justify-single-word="false"/>
      <style:text-properties style:font-name="Times New Roman" fo:font-size="12pt" fo:font-style="normal" fo:font-weight="normal" officeooo:rsid="0028151d" officeooo:paragraph-rsid="0054f795" style:font-size-asian="12.25pt" style:font-style-asian="normal" style:font-weight-asian="normal" style:font-size-complex="14pt" style:font-style-complex="normal" style:font-weight-complex="normal"/>
    </style:style>
    <style:style style:name="P40" style:family="paragraph" style:parent-style-name="Standard" style:list-style-name="L6">
      <style:paragraph-properties fo:line-height="150%" fo:text-align="justify" style:justify-single-word="false"/>
      <style:text-properties style:font-name="Times New Roman" fo:font-size="12pt" fo:font-style="normal" fo:font-weight="normal" officeooo:rsid="0028151d" officeooo:paragraph-rsid="00553ff0" style:font-size-asian="12.25pt" style:font-style-asian="normal" style:font-weight-asian="normal" style:font-size-complex="14pt" style:font-style-complex="normal" style:font-weight-complex="normal"/>
    </style:style>
    <style:style style:name="P41" style:family="paragraph" style:parent-style-name="Standard">
      <style:paragraph-properties fo:line-height="150%" fo:text-align="justify" style:justify-single-word="false"/>
      <style:text-properties style:font-name="Times New Roman" fo:font-size="12pt" fo:font-style="normal" fo:font-weight="normal" officeooo:rsid="0023b7bb" officeooo:paragraph-rsid="0023b7bb" style:font-size-asian="12.25pt" style:font-style-asian="normal" style:font-weight-asian="normal" style:font-size-complex="14pt" style:font-style-complex="normal" style:font-weight-complex="normal"/>
    </style:style>
    <style:style style:name="P42" style:family="paragraph" style:parent-style-name="Standard" style:list-style-name="L7">
      <style:paragraph-properties fo:line-height="150%" fo:text-align="justify" style:justify-single-word="false"/>
      <style:text-properties style:font-name="Times New Roman" fo:font-size="12pt" fo:font-style="normal" fo:font-weight="normal" officeooo:rsid="0023b7bb" officeooo:paragraph-rsid="0023b7bb" style:font-size-asian="12.25pt" style:font-style-asian="normal" style:font-weight-asian="normal" style:font-size-complex="14pt" style:font-style-complex="normal" style:font-weight-complex="normal"/>
    </style:style>
    <style:style style:name="P43" style:family="paragraph" style:parent-style-name="Standard" style:list-style-name="L7">
      <style:paragraph-properties fo:line-height="150%" fo:text-align="justify" style:justify-single-word="false"/>
      <style:text-properties style:font-name="Times New Roman" fo:font-size="12pt" fo:font-style="normal" fo:font-weight="normal" officeooo:rsid="00244907" officeooo:paragraph-rsid="00244907" style:font-size-asian="12.25pt" style:font-style-asian="normal" style:font-weight-asian="normal" style:font-size-complex="14pt" style:font-style-complex="normal" style:font-weight-complex="normal"/>
    </style:style>
    <style:style style:name="P44" style:family="paragraph" style:parent-style-name="Standard">
      <style:paragraph-properties fo:line-height="150%" fo:text-align="justify" style:justify-single-word="false"/>
      <style:text-properties style:font-name="Times New Roman" fo:font-size="12pt" fo:font-style="normal" fo:font-weight="normal" officeooo:rsid="00244907" officeooo:paragraph-rsid="00244907" style:font-size-asian="12.25pt" style:font-style-asian="normal" style:font-weight-asian="normal" style:font-size-complex="14pt" style:font-style-complex="normal" style:font-weight-complex="normal"/>
    </style:style>
    <style:style style:name="P45" style:family="paragraph" style:parent-style-name="Standard" style:list-style-name="L12">
      <style:paragraph-properties fo:line-height="150%" fo:text-align="justify" style:justify-single-word="false"/>
      <style:text-properties style:font-name="Times New Roman" fo:font-size="12pt" fo:font-style="normal" fo:font-weight="normal" officeooo:rsid="003971b1" officeooo:paragraph-rsid="003971b1" style:font-size-asian="12.25pt" style:font-style-asian="normal" style:font-weight-asian="normal" style:font-size-complex="14pt" style:font-style-complex="normal" style:font-weight-complex="normal"/>
    </style:style>
    <style:style style:name="P46" style:family="paragraph" style:parent-style-name="Standard" style:list-style-name="L12">
      <style:paragraph-properties fo:line-height="150%" fo:text-align="justify" style:justify-single-word="false"/>
      <style:text-properties style:font-name="Times New Roman" fo:font-size="12pt" fo:font-style="normal" fo:font-weight="normal" officeooo:rsid="003a59fc" officeooo:paragraph-rsid="003a59fc" style:font-size-asian="12.25pt" style:font-style-asian="normal" style:font-weight-asian="normal" style:font-size-complex="14pt" style:font-style-complex="normal" style:font-weight-complex="normal"/>
    </style:style>
    <style:style style:name="P47" style:family="paragraph" style:parent-style-name="Standard">
      <style:paragraph-properties fo:line-height="150%" fo:text-align="justify" style:justify-single-word="false"/>
      <style:text-properties style:font-name="Times New Roman" fo:font-size="12pt" fo:font-style="normal" fo:font-weight="normal" officeooo:rsid="003a59fc" officeooo:paragraph-rsid="003a59fc" style:font-size-asian="12.25pt" style:font-style-asian="normal" style:font-weight-asian="normal" style:font-size-complex="14pt" style:font-style-complex="normal" style:font-weight-complex="normal"/>
    </style:style>
    <style:style style:name="P48" style:family="paragraph" style:parent-style-name="Standard" style:list-style-name="L12">
      <style:paragraph-properties fo:line-height="150%" fo:text-align="justify" style:justify-single-word="false"/>
      <style:text-properties style:font-name="Times New Roman" fo:font-size="12pt" fo:font-style="normal" fo:font-weight="normal" officeooo:rsid="003a9e05" officeooo:paragraph-rsid="003a9e05" style:font-size-asian="12.25pt" style:font-style-asian="normal" style:font-weight-asian="normal" style:font-size-complex="14pt" style:font-style-complex="normal" style:font-weight-complex="normal"/>
    </style:style>
    <style:style style:name="P49" style:family="paragraph" style:parent-style-name="Standard">
      <style:paragraph-properties fo:line-height="150%" fo:text-align="justify" style:justify-single-word="false"/>
      <style:text-properties style:font-name="Times New Roman" fo:font-size="12pt" fo:font-style="normal" fo:font-weight="normal" officeooo:rsid="003a9e05" officeooo:paragraph-rsid="003a9e05" style:font-size-asian="12.25pt" style:font-style-asian="normal" style:font-weight-asian="normal" style:font-size-complex="14pt" style:font-style-complex="normal" style:font-weight-complex="normal"/>
    </style:style>
    <style:style style:name="P50" style:family="paragraph" style:parent-style-name="Standard">
      <style:paragraph-properties fo:line-height="150%" fo:text-align="justify" style:justify-single-word="false"/>
      <style:text-properties style:font-name="Times New Roman" fo:font-size="12pt" fo:font-style="normal" fo:font-weight="bold" officeooo:rsid="00244907" officeooo:paragraph-rsid="00244907" style:font-size-asian="12.25pt" style:font-style-asian="normal" style:font-weight-asian="bold" style:font-size-complex="14pt" style:font-style-complex="normal" style:font-weight-complex="bold"/>
    </style:style>
    <style:style style:name="P51" style:family="paragraph" style:parent-style-name="Standard">
      <style:paragraph-properties fo:line-height="150%" fo:text-align="justify" style:justify-single-word="false"/>
      <style:text-properties style:font-name="Times New Roman" fo:font-size="12pt" fo:font-style="normal" fo:font-weight="bold" officeooo:rsid="0036a775" officeooo:paragraph-rsid="0036a775" style:font-size-asian="12.25pt" style:font-style-asian="normal" style:font-weight-asian="bold" style:font-size-complex="14pt" style:font-style-complex="normal" style:font-weight-complex="bold"/>
    </style:style>
    <style:style style:name="P52" style:family="paragraph" style:parent-style-name="Standard">
      <style:paragraph-properties fo:line-height="150%" fo:text-align="justify" style:justify-single-word="false"/>
      <style:text-properties style:font-name="Times New Roman" fo:font-size="12pt" fo:font-style="normal" fo:font-weight="bold" officeooo:rsid="0036a775" officeooo:paragraph-rsid="00373c4b" style:font-size-asian="12.25pt" style:font-style-asian="normal" style:font-weight-asian="bold" style:font-size-complex="14pt" style:font-style-complex="normal" style:font-weight-complex="bold"/>
    </style:style>
    <style:style style:name="P53" style:family="paragraph" style:parent-style-name="Standard" style:list-style-name="L1">
      <style:paragraph-properties fo:line-height="150%" fo:text-align="justify" style:justify-single-word="false"/>
      <style:text-properties style:font-name="Times New Roman" fo:font-size="12pt" fo:font-weight="normal" officeooo:rsid="000e798d" officeooo:paragraph-rsid="000e798d" style:font-size-asian="12.25pt" style:font-weight-asian="normal" style:font-size-complex="14pt" style:font-weight-complex="normal"/>
    </style:style>
    <style:style style:name="P54" style:family="paragraph" style:parent-style-name="Standard" style:list-style-name="L2">
      <style:paragraph-properties fo:line-height="150%" fo:text-align="justify" style:justify-single-word="false"/>
      <style:text-properties style:font-name="Times New Roman" fo:font-size="12pt" fo:font-weight="normal" officeooo:rsid="0010ae64" officeooo:paragraph-rsid="0010ae64" style:font-size-asian="12.25pt" style:font-weight-asian="normal" style:font-size-complex="14pt" style:font-weight-complex="normal"/>
    </style:style>
    <style:style style:name="P55" style:family="paragraph" style:parent-style-name="Standard" style:list-style-name="L2">
      <style:paragraph-properties fo:line-height="150%" fo:text-align="justify" style:justify-single-word="false"/>
      <style:text-properties style:font-name="Times New Roman" fo:font-size="12pt" fo:font-weight="normal" officeooo:rsid="00122e72" officeooo:paragraph-rsid="00122e72" style:font-size-asian="12.25pt" style:font-weight-asian="normal" style:font-size-complex="14pt" style:font-weight-complex="normal"/>
    </style:style>
    <style:style style:name="P56" style:family="paragraph" style:parent-style-name="Standard">
      <style:paragraph-properties fo:line-height="150%" fo:text-align="justify" style:justify-single-word="false"/>
      <style:text-properties style:font-name="Times New Roman" fo:font-size="12pt" fo:font-weight="normal" officeooo:rsid="002c7e9e" officeooo:paragraph-rsid="002d39ea" style:font-size-asian="12.25pt" style:font-weight-asian="normal" style:font-size-complex="14pt" style:font-weight-complex="normal"/>
    </style:style>
    <style:style style:name="P57" style:family="paragraph" style:parent-style-name="Standard">
      <style:paragraph-properties fo:line-height="150%" fo:text-align="justify" style:justify-single-word="false"/>
      <style:text-properties style:font-name="Times New Roman" fo:font-size="12pt" fo:font-weight="normal" officeooo:rsid="002d39ea" officeooo:paragraph-rsid="002d39ea" style:font-size-asian="12.25pt" style:font-weight-asian="normal" style:font-size-complex="14pt" style:font-weight-complex="normal"/>
    </style:style>
    <style:style style:name="P58" style:family="paragraph" style:parent-style-name="Standard" style:list-style-name="L8">
      <style:paragraph-properties fo:line-height="150%" fo:text-align="justify" style:justify-single-word="false"/>
      <style:text-properties style:font-name="Times New Roman" fo:font-size="12pt" fo:font-weight="normal" officeooo:rsid="002f2632" officeooo:paragraph-rsid="002f2632" style:font-size-asian="12.25pt" style:font-weight-asian="normal" style:font-size-complex="14pt" style:font-weight-complex="normal"/>
    </style:style>
    <style:style style:name="P59" style:family="paragraph" style:parent-style-name="Standard" style:list-style-name="L8">
      <style:paragraph-properties fo:line-height="150%" fo:text-align="justify" style:justify-single-word="false"/>
      <style:text-properties style:font-name="Times New Roman" fo:font-size="12pt" fo:font-weight="normal" officeooo:rsid="0030e5af" officeooo:paragraph-rsid="0030e5af" style:font-size-asian="12.25pt" style:font-weight-asian="normal" style:font-size-complex="14pt" style:font-weight-complex="normal"/>
    </style:style>
    <style:style style:name="P60" style:family="paragraph" style:parent-style-name="Standard">
      <style:paragraph-properties fo:line-height="150%" fo:text-align="justify" style:justify-single-word="false"/>
      <style:text-properties style:font-name="Times New Roman" fo:font-size="12pt" fo:font-weight="normal" officeooo:rsid="0030e5af" officeooo:paragraph-rsid="0030e5af" style:font-size-asian="12.25pt" style:font-weight-asian="normal" style:font-size-complex="14pt" style:font-weight-complex="normal"/>
    </style:style>
    <style:style style:name="P61" style:family="paragraph" style:parent-style-name="Standard" style:list-style-name="L9">
      <style:paragraph-properties fo:line-height="150%" fo:text-align="justify" style:justify-single-word="false"/>
      <style:text-properties style:font-name="Times New Roman" fo:font-size="12pt" fo:font-weight="normal" officeooo:rsid="00310698" officeooo:paragraph-rsid="00310698" style:font-size-asian="12.25pt" style:font-weight-asian="normal" style:font-size-complex="14pt" style:font-weight-complex="normal"/>
    </style:style>
    <style:style style:name="P62" style:family="paragraph" style:parent-style-name="Standard">
      <style:paragraph-properties fo:line-height="150%" fo:text-align="justify" style:justify-single-word="false"/>
      <style:text-properties style:font-name="Times New Roman" fo:font-size="12pt" fo:font-weight="normal" officeooo:rsid="00310698" officeooo:paragraph-rsid="00310698" style:font-size-asian="12.25pt" style:font-weight-asian="normal" style:font-size-complex="14pt" style:font-weight-complex="normal"/>
    </style:style>
    <style:style style:name="P63" style:family="paragraph" style:parent-style-name="Standard" style:list-style-name="L10">
      <style:paragraph-properties fo:line-height="150%" fo:text-align="justify" style:justify-single-word="false"/>
      <style:text-properties style:font-name="Times New Roman" fo:font-size="12pt" fo:font-weight="normal" officeooo:rsid="00310698" officeooo:paragraph-rsid="00310698" style:font-size-asian="12.25pt" style:font-weight-asian="normal" style:font-size-complex="14pt" style:font-weight-complex="normal"/>
    </style:style>
    <style:style style:name="P64" style:family="paragraph" style:parent-style-name="Standard" style:list-style-name="L11">
      <style:paragraph-properties fo:line-height="150%" fo:text-align="justify" style:justify-single-word="false"/>
      <style:text-properties style:font-name="Times New Roman" fo:font-size="12pt" fo:font-weight="normal" officeooo:rsid="0031c13c" officeooo:paragraph-rsid="0031c13c" style:font-size-asian="12.25pt" style:font-weight-asian="normal" style:font-size-complex="14pt" style:font-weight-complex="normal"/>
    </style:style>
    <style:style style:name="P65" style:family="paragraph" style:parent-style-name="Standard" style:list-style-name="L11">
      <style:paragraph-properties fo:line-height="150%" fo:text-align="justify" style:justify-single-word="false"/>
      <style:text-properties style:font-name="Times New Roman" fo:font-size="12pt" fo:font-weight="normal" officeooo:rsid="0032ec50" officeooo:paragraph-rsid="0032ec50" style:font-size-asian="12.25pt" style:font-weight-asian="normal" style:font-size-complex="14pt" style:font-weight-complex="normal"/>
    </style:style>
    <style:style style:name="P66" style:family="paragraph" style:parent-style-name="Standard">
      <style:paragraph-properties fo:line-height="150%" fo:text-align="justify" style:justify-single-word="false"/>
      <style:text-properties style:font-name="Times New Roman" fo:font-size="12pt" fo:font-weight="normal" officeooo:rsid="0032ec50" officeooo:paragraph-rsid="0032ec50" style:font-size-asian="12.25pt" style:font-weight-asian="normal" style:font-size-complex="14pt" style:font-weight-complex="normal"/>
    </style:style>
    <style:style style:name="P67" style:family="paragraph" style:parent-style-name="Standard" style:list-style-name="L2">
      <style:paragraph-properties fo:line-height="150%" fo:text-align="justify" style:justify-single-word="false"/>
      <style:text-properties style:font-name="Times New Roman" fo:font-size="12pt" fo:font-style="italic" fo:font-weight="normal" officeooo:rsid="00122e72" officeooo:paragraph-rsid="00122e72" style:font-size-asian="12.25pt" style:font-style-asian="italic" style:font-weight-asian="normal" style:font-size-complex="14pt" style:font-style-complex="italic" style:font-weight-complex="normal"/>
    </style:style>
    <style:style style:name="P68" style:family="paragraph" style:parent-style-name="Standard" style:list-style-name="L5">
      <style:paragraph-properties fo:line-height="150%" fo:text-align="justify" style:justify-single-word="false"/>
      <style:text-properties style:font-name="Times New Roman" fo:font-size="12pt" fo:font-style="italic" fo:font-weight="normal" officeooo:rsid="002212a9" officeooo:paragraph-rsid="002212a9" style:font-size-asian="12.25pt" style:font-style-asian="italic" style:font-weight-asian="normal" style:font-size-complex="14pt" style:font-style-complex="italic" style:font-weight-complex="normal"/>
    </style:style>
    <style:style style:name="P69" style:family="paragraph" style:parent-style-name="Standard">
      <style:paragraph-properties fo:line-height="150%" fo:text-align="justify" style:justify-single-word="false"/>
      <style:text-properties style:font-name="Times New Roman" fo:font-size="12pt" fo:font-style="italic" fo:font-weight="bold" officeooo:rsid="00244907" officeooo:paragraph-rsid="0054f795" style:font-size-asian="12.25pt" style:font-style-asian="italic" style:font-weight-asian="bold" style:font-size-complex="14pt" style:font-style-complex="italic" style:font-weight-complex="bold"/>
    </style:style>
    <style:style style:name="P70" style:family="paragraph" style:parent-style-name="Standard">
      <style:paragraph-properties fo:line-height="150%" fo:text-align="start" style:justify-single-word="false"/>
      <style:text-properties style:font-name="Times New Roman" fo:font-size="12pt" fo:font-weight="bold" officeooo:rsid="002c7e9e" officeooo:paragraph-rsid="002c7e9e" style:font-size-asian="12.25pt" style:font-weight-asian="bold" style:font-size-complex="14pt" style:font-weight-complex="bold"/>
    </style:style>
    <style:style style:name="P71" style:family="paragraph" style:parent-style-name="Standard">
      <style:paragraph-properties fo:line-height="150%" fo:text-align="justify" style:justify-single-word="false"/>
      <style:text-properties style:font-name="Times New Roman" fo:font-size="12pt" fo:font-weight="bold" officeooo:rsid="002d39ea" officeooo:paragraph-rsid="002d39ea" style:font-size-asian="12.25pt" style:font-weight-asian="bold" style:font-size-complex="14pt" style:font-weight-complex="bold"/>
    </style:style>
    <style:style style:name="P72" style:family="paragraph" style:parent-style-name="Standard">
      <style:paragraph-properties fo:line-height="150%" fo:text-align="justify" style:justify-single-word="false"/>
      <style:text-properties style:font-name="Times New Roman" fo:font-size="12pt" fo:font-weight="bold" officeooo:rsid="00310698" officeooo:paragraph-rsid="00310698" style:font-size-asian="12.25pt" style:font-weight-asian="bold" style:font-size-complex="14pt" style:font-weight-complex="bold"/>
    </style:style>
    <style:style style:name="P73" style:family="paragraph" style:parent-style-name="Standard">
      <style:paragraph-properties fo:line-height="150%" fo:text-align="justify" style:justify-single-word="false"/>
      <style:text-properties style:font-name="Times New Roman" fo:font-size="12pt" fo:font-weight="bold" officeooo:rsid="0031623f" officeooo:paragraph-rsid="0031623f" style:font-size-asian="12.25pt" style:font-weight-asian="bold" style:font-size-complex="14pt" style:font-weight-complex="bold"/>
    </style:style>
    <style:style style:name="P74" style:family="paragraph" style:parent-style-name="Standard">
      <style:paragraph-properties fo:line-height="150%" fo:text-align="center" style:justify-single-word="false"/>
      <style:text-properties style:font-name="Times New Roman" fo:font-size="14pt" fo:font-weight="bold" officeooo:rsid="000d1c6e" officeooo:paragraph-rsid="002c7e9e" style:font-size-asian="12.25pt" style:font-weight-asian="bold" style:font-size-complex="14pt" style:font-weight-complex="bold"/>
    </style:style>
    <style:style style:name="P75" style:family="paragraph" style:parent-style-name="Standard">
      <style:paragraph-properties fo:line-height="150%" fo:text-align="center" style:justify-single-word="false"/>
      <style:text-properties style:font-name="Times New Roman" fo:font-size="14pt" fo:font-weight="bold" officeooo:rsid="002c7e9e" officeooo:paragraph-rsid="002c7e9e" style:font-size-asian="12.25pt" style:font-weight-asian="bold" style:font-size-complex="14pt" style:font-weight-complex="bold"/>
    </style:style>
    <style:style style:name="P76" style:family="paragraph" style:parent-style-name="Standard" style:list-style-name="L10">
      <style:paragraph-properties fo:line-height="150%" fo:text-align="justify" style:justify-single-word="false"/>
      <style:text-properties officeooo:paragraph-rsid="00310698"/>
    </style:style>
    <style:style style:name="P77" style:family="paragraph" style:parent-style-name="Standard" style:list-style-name="L10">
      <style:paragraph-properties fo:line-height="150%" fo:text-align="justify" style:justify-single-word="false"/>
      <style:text-properties officeooo:rsid="00310698" officeooo:paragraph-rsid="00310698"/>
    </style:style>
    <style:style style:name="P78" style:family="paragraph" style:parent-style-name="Table_20_Contents">
      <style:paragraph-properties fo:text-align="center" style:justify-single-word="false"/>
      <style:text-properties style:font-name="Times New Roman" fo:font-size="12pt" officeooo:rsid="004c04a6" officeooo:paragraph-rsid="004c04a6" style:font-size-asian="12.25pt" style:font-size-complex="14pt"/>
    </style:style>
    <style:style style:name="T1" style:family="text">
      <style:text-properties fo:font-weight="normal" style:font-weight-asian="normal" style:font-weight-complex="normal"/>
    </style:style>
    <style:style style:name="T2" style:family="text">
      <style:text-properties fo:font-weight="normal" officeooo:rsid="00174c38" style:font-weight-asian="normal" style:font-weight-complex="normal"/>
    </style:style>
    <style:style style:name="T3" style:family="text">
      <style:text-properties fo:font-weight="normal" officeooo:rsid="00198f4f" style:font-weight-asian="normal" style:font-weight-complex="normal"/>
    </style:style>
    <style:style style:name="T4" style:family="text">
      <style:text-properties fo:font-weight="normal" officeooo:rsid="001b583c" style:font-weight-asian="normal" style:font-weight-complex="normal"/>
    </style:style>
    <style:style style:name="T5" style:family="text">
      <style:text-properties fo:font-weight="normal" officeooo:rsid="001c4128" style:font-weight-asian="normal" style:font-weight-complex="normal"/>
    </style:style>
    <style:style style:name="T6" style:family="text">
      <style:text-properties fo:font-weight="normal" officeooo:rsid="001d6199" style:font-weight-asian="normal" style:font-weight-complex="normal"/>
    </style:style>
    <style:style style:name="T7" style:family="text">
      <style:text-properties fo:font-weight="normal" officeooo:rsid="001f4094" style:font-weight-asian="normal" style:font-weight-complex="normal"/>
    </style:style>
    <style:style style:name="T8" style:family="text">
      <style:text-properties fo:font-weight="normal" officeooo:rsid="0020d277" style:font-weight-asian="normal" style:font-weight-complex="normal"/>
    </style:style>
    <style:style style:name="T9" style:family="text">
      <style:text-properties fo:font-weight="normal" officeooo:rsid="002212a9" style:font-weight-asian="normal" style:font-weight-complex="normal"/>
    </style:style>
    <style:style style:name="T10" style:family="text">
      <style:text-properties fo:font-weight="normal" officeooo:rsid="0024f38e" style:font-weight-asian="normal" style:font-weight-complex="normal"/>
    </style:style>
    <style:style style:name="T11" style:family="text">
      <style:text-properties fo:font-weight="normal" officeooo:rsid="00265a2e" style:font-weight-asian="normal" style:font-weight-complex="normal"/>
    </style:style>
    <style:style style:name="T12" style:family="text">
      <style:text-properties fo:font-weight="normal" officeooo:rsid="0031c13c" style:font-weight-asian="normal" style:font-weight-complex="normal"/>
    </style:style>
    <style:style style:name="T13" style:family="text">
      <style:text-properties fo:font-weight="normal" officeooo:rsid="00352646" style:font-weight-asian="normal" style:font-weight-complex="normal"/>
    </style:style>
    <style:style style:name="T14" style:family="text">
      <style:text-properties fo:font-weight="normal" officeooo:rsid="00373c4b" style:font-weight-asian="normal" style:font-weight-complex="normal"/>
    </style:style>
    <style:style style:name="T15" style:family="text">
      <style:text-properties fo:font-weight="normal" officeooo:rsid="003775f9" style:font-weight-asian="normal" style:font-weight-complex="normal"/>
    </style:style>
    <style:style style:name="T16" style:family="text">
      <style:text-properties fo:font-weight="normal" officeooo:rsid="003a59fc" style:font-weight-asian="normal" style:font-weight-complex="normal"/>
    </style:style>
    <style:style style:name="T17" style:family="text">
      <style:text-properties fo:font-weight="normal" officeooo:rsid="0040b987" style:font-weight-asian="normal" style:font-weight-complex="normal"/>
    </style:style>
    <style:style style:name="T18" style:family="text">
      <style:text-properties fo:font-weight="normal" officeooo:rsid="004cde21" style:font-weight-asian="normal" style:font-weight-complex="normal"/>
    </style:style>
    <style:style style:name="T19" style:family="text">
      <style:text-properties fo:font-weight="normal" officeooo:rsid="00260e7d" style:font-weight-asian="normal" style:font-weight-complex="normal"/>
    </style:style>
    <style:style style:name="T20" style:family="text">
      <style:text-properties fo:font-weight="normal" officeooo:rsid="0023b7bb" style:font-weight-asian="normal" style:font-weight-complex="normal"/>
    </style:style>
    <style:style style:name="T21" style:family="text">
      <style:text-properties fo:font-weight="normal" officeooo:rsid="005682a7"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4cde21"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180f05" style:font-style-asian="normal" style:font-style-complex="normal"/>
    </style:style>
    <style:style style:name="T27" style:family="text">
      <style:text-properties fo:font-style="normal" officeooo:rsid="00186a88" style:font-style-asian="normal" style:font-style-complex="normal"/>
    </style:style>
    <style:style style:name="T28" style:family="text">
      <style:text-properties fo:font-style="normal" officeooo:rsid="00244907" style:font-style-asian="normal" style:font-style-complex="normal"/>
    </style:style>
    <style:style style:name="T29" style:family="text">
      <style:text-properties fo:font-style="normal" officeooo:rsid="004319a0" style:font-style-asian="normal" style:font-style-complex="normal"/>
    </style:style>
    <style:style style:name="T30" style:family="text">
      <style:text-properties fo:font-style="normal" officeooo:rsid="00435862" style:font-style-asian="normal" style:font-style-complex="normal"/>
    </style:style>
    <style:style style:name="T31" style:family="text">
      <style:text-properties fo:font-style="normal" officeooo:rsid="004644de" style:font-style-asian="normal" style:font-style-complex="normal"/>
    </style:style>
    <style:style style:name="T32" style:family="text">
      <style:text-properties fo:font-style="normal" officeooo:rsid="005357db"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e798d" style:font-style-asian="normal" style:font-weight-asian="normal" style:font-style-complex="normal" style:font-weight-complex="normal"/>
    </style:style>
    <style:style style:name="T35" style:family="text">
      <style:text-properties fo:font-style="normal" fo:font-weight="normal" officeooo:rsid="0023b7bb" style:font-style-asian="normal" style:font-weight-asian="normal" style:font-style-complex="normal" style:font-weight-complex="normal"/>
    </style:style>
    <style:style style:name="T36" style:family="text">
      <style:text-properties fo:font-style="normal" fo:font-weight="normal" officeooo:rsid="0024f38e" style:font-style-asian="normal" style:font-weight-asian="normal" style:font-style-complex="normal" style:font-weight-complex="normal"/>
    </style:style>
    <style:style style:name="T37" style:family="text">
      <style:text-properties fo:font-style="normal" fo:font-weight="normal" officeooo:rsid="00260e7d" style:font-style-asian="normal" style:font-weight-asian="normal" style:font-style-complex="normal" style:font-weight-complex="normal"/>
    </style:style>
    <style:style style:name="T38" style:family="text">
      <style:text-properties fo:font-style="normal" fo:font-weight="normal" officeooo:rsid="00265a2e" style:font-style-asian="normal" style:font-weight-asian="normal" style:font-style-complex="normal" style:font-weight-complex="normal"/>
    </style:style>
    <style:style style:name="T39" style:family="text">
      <style:text-properties fo:font-style="normal" fo:font-weight="normal" officeooo:rsid="0028151d" style:font-style-asian="normal" style:font-weight-asian="normal" style:font-style-complex="normal" style:font-weight-complex="normal"/>
    </style:style>
    <style:style style:name="T40" style:family="text">
      <style:text-properties fo:font-style="normal" fo:font-weight="normal" officeooo:rsid="0054f795" style:font-style-asian="normal" style:font-weight-asian="normal" style:font-style-complex="normal" style:font-weight-complex="normal"/>
    </style:style>
    <style:style style:name="T41" style:family="text">
      <style:text-properties officeooo:rsid="001521bc"/>
    </style:style>
    <style:style style:name="T42" style:family="text">
      <style:text-properties officeooo:rsid="00180f05"/>
    </style:style>
    <style:style style:name="T43" style:family="text">
      <style:text-properties officeooo:rsid="00186a88"/>
    </style:style>
    <style:style style:name="T44" style:family="text">
      <style:text-properties officeooo:rsid="00198f4f"/>
    </style:style>
    <style:style style:name="T45" style:family="text">
      <style:text-properties officeooo:rsid="002c7e9e"/>
    </style:style>
    <style:style style:name="T46" style:family="text">
      <style:text-properties officeooo:rsid="002d39ea"/>
    </style:style>
    <style:style style:name="T47" style:family="text">
      <style:text-properties officeooo:rsid="002f2632"/>
    </style:style>
    <style:style style:name="T48" style:family="text">
      <style:text-properties officeooo:rsid="0030e5af"/>
    </style:style>
    <style:style style:name="T49" style:family="text">
      <style:text-properties style:font-name="Times New Roman" fo:font-size="12pt" fo:font-weight="normal" style:font-size-asian="12.25pt" style:font-weight-asian="normal" style:font-size-complex="14pt" style:font-weight-complex="normal"/>
    </style:style>
    <style:style style:name="T50" style:family="text">
      <style:text-properties style:font-name="Times New Roman" fo:font-size="12pt" fo:font-weight="normal" officeooo:rsid="00310698" style:font-size-asian="12.25pt" style:font-weight-asian="normal" style:font-size-complex="14pt" style:font-weight-complex="normal"/>
    </style:style>
    <style:style style:name="T51" style:family="text">
      <style:text-properties style:font-name="Times New Roman" fo:font-size="12pt" fo:font-weight="normal" officeooo:rsid="003f12af" style:font-size-asian="12.25pt" style:font-weight-asian="normal" style:font-size-complex="14pt" style:font-weight-complex="normal"/>
    </style:style>
    <style:style style:name="T52" style:family="text">
      <style:text-properties officeooo:rsid="0031623f"/>
    </style:style>
    <style:style style:name="T53" style:family="text">
      <style:text-properties officeooo:rsid="0034323f"/>
    </style:style>
    <style:style style:name="T54" style:family="text">
      <style:text-properties officeooo:rsid="003daf0b"/>
    </style:style>
    <style:style style:name="T55" style:family="text">
      <style:text-properties officeooo:rsid="003f12af"/>
    </style:style>
    <style:style style:name="T56" style:family="text">
      <style:text-properties officeooo:rsid="004206d4"/>
    </style:style>
    <style:style style:name="T57" style:family="text">
      <style:text-properties officeooo:rsid="004319a0"/>
    </style:style>
    <style:style style:name="T58" style:family="text">
      <style:text-properties officeooo:rsid="00435862"/>
    </style:style>
    <style:style style:name="T59" style:family="text">
      <style:text-properties officeooo:rsid="00463510"/>
    </style:style>
    <style:style style:name="T60" style:family="text">
      <style:text-properties officeooo:rsid="004644de"/>
    </style:style>
    <style:style style:name="T61" style:family="text">
      <style:text-properties officeooo:rsid="004a9711"/>
    </style:style>
    <style:style style:name="T62" style:family="text">
      <style:text-properties officeooo:rsid="004b4def"/>
    </style:style>
    <style:style style:name="T63" style:family="text">
      <style:text-properties officeooo:rsid="004eb55d"/>
    </style:style>
    <style:style style:name="T64" style:family="text">
      <style:text-properties officeooo:rsid="0051c710"/>
    </style:style>
    <style:style style:name="T65" style:family="text">
      <style:text-properties officeooo:rsid="0054f795"/>
    </style:style>
    <style:style style:name="T66" style:family="text">
      <style:text-properties officeooo:rsid="00553ff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45">BAB I</text:span></text:p>
      <text:p text:style-name="P75">PENDAHULUAN</text:p>
      <text:p text:style-name="P70">1.1<text:tab/>Latar Belakang</text:p>
      <text:p text:style-name="Footer_20_awal"><text:tab/>Indonesia merupakan negara ketiga dengan jumlah populasi sepeda motor terbanyak di Asia. Menurut AISI (Asosiasi Industri Sepedamotor Indonesia), jumlah sepeda motor yang terjual sampai dengan bulan Maret 2017 adalah sebanyak 1.489.789 unit. Sebanyak 22,50% (335.260) dari jumlah tersebut merupakan sepeda motor bermerek Yamaha. Dengan jumlah sepeda motor bermerek Yamaha sebanyak itu, mendorong salah seorang mahasiswa Universitas Gunadarma, Mahadin Jatirahman, untuk membuka sebuah usaha <text:span text:style-name="T54">jual-beli</text:span> suku cadang sepeda motor bermerek Yamaha.</text:p>
      <text:p text:style-name="P56"><text:tab/><text:span text:style-name="T46">Toko Zati Parts adalah sebuah toko daring yang menjual berbagai macam suku cadang sepeda motor bermerek Yamaha, khususnya sepeda motor Yamaha Nouvo. Toko Zati Parts dikelola seorang diri oleh sang pemilik, Mahadin Jatirahman, sejak tahun 2013. Katalog Toko Zati Parts dapat dilihat pada situs Bukalapak (</text:span><text:a xlink:type="simple" xlink:href="http://www.bukalapak.com/mzatirahman" text:style-name="Internet_20_link" text:visited-style-name="Visited_20_Internet_20_Link"><text:span text:style-name="T46">www.bukalapak.com/mzatirahman</text:span></text:a><text:span text:style-name="T46">) dan pada situs Tokopedia (</text:span><text:a xlink:type="simple" xlink:href="http://www.tokopedia.com/mahadin" text:style-name="Internet_20_link" text:visited-style-name="Visited_20_Internet_20_Link"><text:span text:style-name="T46">www.tokopedia.com/mahadin</text:span></text:a><text:span text:style-name="T46">).</text:span></text:p>
      <text:p text:style-name="P56"><text:tab/><text:span text:style-name="T46">Dengan semakin banyaknya transaksi jual-beli yang dilakukan, membuat pemilik kesulitan dalam menentukan berapa keuntungan yang didapatkan setiap bulan dan dalam menentukan berapa banyak barang yang tersedia di gudang, mengingat pemilik masih melakukan pembukuan dan pencatatan secara tertulis di sebuah buku. Untuk mengatasi masalah tersebut, pemilik membutuhkan sebuah aplikasi yang dapat digunakan untuk mencatat transaksi jual-beli dan pencatatan persediaan barang di gudang secara otomatis.</text:span></text:p>
      <text:p text:style-name="P56"/>
      <text:p text:style-name="P71">1.2<text:tab/>Batasan Masalah</text:p>
      <text:p text:style-name="P57"><text:tab/><text:span text:style-name="T47">Batasan masalah yang akan dibahas pada penelitian ini adalah antara lain:</text:span></text:p>
      <text:list xml:id="list2593662427422060403" text:style-name="L8">
        <text:list-item>
          <text:p text:style-name="P58">Perancangan aplikasi yang akan dibangun meliputi pencatatan transaksi jual-beli suku cadang, pencatatan persediaan barang dagang, dan pembuatan laporan untuk pemilik.</text:p>
        </text:list-item>
        <text:list-item>
          <text:p text:style-name="P58">Pada bagian pencatatan transaksi, <text:span text:style-name="T48">aplikasi hanya meliputi</text:span> transaksi jual-beli. Tidak meliputi pencatatan <text:span text:style-name="T53">transaksi </text:span>retur <text:span text:style-name="T53">jual-beli</text:span>.</text:p>
        </text:list-item>
        <text:list-item>
          <text:p text:style-name="P59"><text:soft-page-break/>Pada bagian pencatatan persediaan barang dagang, aplikasi meliputi proses penambahan, pengurangan, pembaruan, dan penghapusan data barang dan jumlah stoknya.</text:p>
        </text:list-item>
        <text:list-item>
          <text:p text:style-name="P59">Pada bagian pembuatan laporan, aplikasi hanya membuat sebuah laporan mengenai transaksi jual-beli setiap bulannya beserta totalnya dan mengenai persediaan barang di gudang beserta totalnya.</text:p>
        </text:list-item>
      </text:list>
      <text:p text:style-name="P60"/>
      <text:p text:style-name="P72">1.3<text:tab/>Tujuan Penulisan</text:p>
      <text:p text:style-name="P72"><text:tab/><text:span text:style-name="T1">Tujuan penulisan ilmiah ini adalah antara lain:</text:span></text:p>
      <text:list xml:id="list6611103383395960739" text:style-name="L9">
        <text:list-item>
          <text:p text:style-name="P61">Membuat sebuah aplikasi yang dapat membantu pemilik toko dalam melakukan pencatatan transaksi dan persediaan barang dagang <text:span text:style-name="T55">secara otomatis</text:span>.</text:p>
        </text:list-item>
        <text:list-item>
          <text:p text:style-name="P61">Memberikan referensi penulisan ilmiah untuk mahasiswa lain.</text:p>
        </text:list-item>
        <text:list-item>
          <text:p text:style-name="P61">Sebagai syarat akademik <text:span text:style-name="T55">untuk</text:span> mendapatkan gelar Strata Satu di Universitas Gunadarma.</text:p>
        </text:list-item>
      </text:list>
      <text:p text:style-name="P62"/>
      <text:p text:style-name="P72">1.4<text:tab/>Metode Penelitian</text:p>
      <text:p text:style-name="P72"><text:tab/><text:span text:style-name="T1">Metode-metode yang digunakan dalam pembuatan penulisan ilmiah ini adalah antara lain:</text:span></text:p>
      <text:list xml:id="list8532350195731551459" text:style-name="L10">
        <text:list-item>
          <text:p text:style-name="P76"><text:span text:style-name="T50">Metode Lapangan</text:span></text:p>
          <text:p text:style-name="P77"><text:span text:style-name="T49">Metode yang dilakukan secara langsung pada lokasi penelitian. Metode-metode tersebut antara lain:</text:span></text:p>
          <text:p text:style-name="P77"><text:span text:style-name="T49"/></text:p>
          <text:list>
            <text:list-item>
              <text:p text:style-name="P77"><text:span text:style-name="T49">Observasi (Pengamatan)</text:span></text:p>
              <text:p text:style-name="P77"><text:span text:style-name="T49">Penelitian dilakukan dengan cara meninjau dan mengamati proses transaksi dan pencatatan persediaan barang secara langsung di lokasi penelitian. Observasi dilakukan untuk dapat mengetahui bagaimana proses dari sistem pencatatan yang dimiliki toko.</text:span></text:p>
            </text:list-item>
            <text:list-item>
              <text:p text:style-name="P77"><text:span text:style-name="T49">Wawancara</text:span></text:p>
              <text:p text:style-name="P77"><text:span text:style-name="T49">Penelitian dilakukan dengan cara memberikan sejumlah pertanyaan kepada pemilik toko mengenai masalah-masalah yang ada di sistem </text:span><text:soft-page-break/><text:span text:style-name="T49">pencatatan. Wawancara dilakukan untuk dapat mengetahui solusi-solusi yang dibutuhkan pemilik toko untuk dapat mengatasi masalah-masalah </text:span><text:span text:style-name="T51">yang ada</text:span><text:span text:style-name="T49">.</text:span></text:p>
              <text:p text:style-name="P77"><text:span text:style-name="T49"/></text:p>
            </text:list-item>
          </text:list>
        </text:list-item>
        <text:list-item>
          <text:p text:style-name="P63">Metode Kepustakaan</text:p>
          <text:p text:style-name="P63">Penelitian dilakukan dengan cara mempelajari berbagai macam <text:span text:style-name="T52">ilmu pemrograman dan pembuatan aplikasi dari berbagai macam sumber pustaka. Penelitian dilakukan untuk dapat mengetahui cara membuat aplikasi yang dibutuhkan oleh pemilik toko.</text:span></text:p>
        </text:list-item>
      </text:list>
      <text:p text:style-name="P62"/>
      <text:p text:style-name="P73">1.5<text:tab/>Sistematika Penulisan</text:p>
      <text:p text:style-name="P73"><text:tab/><text:span text:style-name="T12">Sistematika penulisan dalam penulisan ilmiah ini adalah sebagai berikut:</text:span></text:p>
      <text:list xml:id="list6610135440010278295" text:style-name="L11">
        <text:list-item>
          <text:p text:style-name="P64">PENDAHULUAN</text:p>
          <text:p text:style-name="P64">Bab ini menjelaskan mengenai latar belakang masalah, batasan masalah, tujuan penulisan, metode penelitian, dan sistematika penulisan dari penelitian yang dilakukan.</text:p>
        </text:list-item>
        <text:list-item>
          <text:p text:style-name="P64">LANDASAN TEORI</text:p>
          <text:p text:style-name="P64">Bab ini menjelaskan mengenai teori dari teknologi-teknologi yang digunakan dalam pembuatan aplikasi yang diambil dari sumber kepustakaan.</text:p>
        </text:list-item>
        <text:list-item>
          <text:p text:style-name="P64">PEMBAHASAN</text:p>
          <text:p text:style-name="P65">Bab ini menjelaskan mengenai analisa, perancangan, pembuatan, dan implementasi dari aplikasi pencatatan transaksi dan pencatatan persediaan barang dagang Toko Zati Parts.</text:p>
        </text:list-item>
        <text:list-item>
          <text:p text:style-name="P64">PENUTUP</text:p>
          <text:p text:style-name="P65">Bab ini berisi kesimpulan dan saran yang diambil dari hasil penelitian dan pembuatan aplikasi beserta hasil kuesioner mengenai penilaian pengguna terhadap aplikasi.</text:p>
        </text:list-item>
      </text:list>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5"/>
      <text:p text:style-name="P74">BAB II</text:p>
      <text:p text:style-name="P1">LANDASAN TEORI</text:p>
      <text:p text:style-name="P2">2.1<text:tab/>PHP</text:p>
      <text:p text:style-name="P3"><text:tab/><text:span text:style-name="T1">PHP adalah singkatan dari PHP Hypertext Preprocessing. Merupakan bahasa scripting untuk web yang </text:span><text:span text:style-name="T2">dibuat oleh Rasmus Lerdorf pada tahun 1995.</text:span><text:span text:style-name="T1"> Dengan PHP, </text:span><text:span text:style-name="T2">web dinamis dapat dibuat dengan cara meny</text:span><text:span text:style-name="T17">isipkan</text:span><text:span text:style-name="T2"> kode PHP</text:span><text:span text:style-name="T1"> di antara s</text:span><text:span text:style-name="T17">krip</text:span><text:span text:style-name="T1"> kode-kode HTML yang merupakan bahasa </text:span><text:span text:style-name="T23">markup</text:span><text:span text:style-name="T33"> standar untuk dunia web.</text:span></text:p>
      <text:p text:style-name="P20"><text:tab/>PHP adalah bahasa script, artinya ditanamkan atau disisipkan ke dalam HTML. Untuk membedakan kode PHP dan kode HTML sebagai wadahnya, digunakan tag-tag PHP. PHP sangat populer dan dapat dipakai untuk mem-program situs web dinamis tipe apa pun, bahkan PHP dapat digunakan untuk membangun CMS (<text:span text:style-name="T22">Content Management System</text:span>).</text:p>
      <text:p text:style-name="P20"><text:soft-page-break/><text:tab/>PHP adalah bahasa <text:span text:style-name="T22">scripting server</text:span> dan merupakan tool yang powerful untuk membuat <text:span text:style-name="T62">halaman web</text:span> yang dinamis dan interaktif. PHP banyak digunakan <text:span text:style-name="T56">sebagai</text:span> alternatif untuk menggantikan bahasa pemrograman yang lain, seperti <text:span text:style-name="T56">bahasa </text:span>ASP dari Microsoft.</text:p>
      <text:p text:style-name="P3"><text:span text:style-name="T33"><text:tab/></text:span><text:span text:style-name="T34">Beberapa kelebihan bahasa PHP dibandingkan dengan bahasa pemrograman web lainnya, antara lain:</text:span></text:p>
      <text:list xml:id="list2323679566637565164" text:style-name="L1">
        <text:list-item>
          <text:p text:style-name="P21">Bahasa pemrograman PHP adalah sebuah bahasa s<text:span text:style-name="T57">krip</text:span> yang tidak melakukan sebuah kompilasi dalam penggunaannya.</text:p>
        </text:list-item>
        <text:list-item>
          <text:p text:style-name="P53"><text:span text:style-name="T25">Banyak </text:span><text:span text:style-name="T29">peladen </text:span><text:span text:style-name="T25">web yang mendukung PHP. Mulai dari Apache, IIS, Lighttpd, hingga Xitami dengan konfigurasi yang relatif mudah. Ada juga </text:span><text:span text:style-name="T29">peladen </text:span><text:span text:style-name="T25">web yang </text:span><text:span text:style-name="T26">dapat</text:span><text:span text:style-name="T25"> melakukan instalasi sekali klik, seperti XAMPP yang tersedia untuk berbagai </text:span><text:span text:style-name="T29">macam</text:span><text:span text:style-name="T25"> sistem operasi.</text:span></text:p>
        </text:list-item>
        <text:list-item>
          <text:p text:style-name="P21">PHP lebih mudah dalam sisi pengembangan karena banyaknya milis, gr<text:span text:style-name="T57">u</text:span>p <text:span text:style-name="T57">F</text:span>acebook, dan <text:span text:style-name="T57">pengembang</text:span> yang siap membantu dalam pengembangan.</text:p>
        </text:list-item>
        <text:list-item>
          <text:p text:style-name="P21">Dalam sisi pemahaman, PHP adalah bahasa <text:span text:style-name="T58">pemrograman</text:span> yang paling mudah dipahami karena memiliki referensi yang banyak.</text:p>
        </text:list-item>
        <text:list-item>
          <text:p text:style-name="P53"><text:span text:style-name="T25">PHP adalah bahasa pemrograman </text:span><text:span text:style-name="T22">open source </text:span><text:span text:style-name="T25">yang dapat digunakan di berbagai </text:span><text:span text:style-name="T30">macam sistem operasi</text:span><text:span text:style-name="T25"> (Linux, Unix, Macintosh, Windows) dan dapat dijalankan secara </text:span><text:span text:style-name="T22">runtime </text:span><text:span text:style-name="T25">melalui </text:span><text:span text:style-name="T22">console</text:span><text:span text:style-name="T25">, serta dapat menjalankan perintah-perintah sistem.</text:span></text:p>
        </text:list-item>
      </text:list>
      <text:p text:style-name="P22"/>
      <text:p text:style-name="P4"><text:span text:style-name="T25">2.</text:span><text:span text:style-name="T27">1</text:span><text:span text:style-name="T25">.1<text:tab/>PHP 7</text:span></text:p>
      <text:p text:style-name="P23"><text:tab/>PHP melalui situs resminya <text:span text:style-name="T59">(</text:span><text:a xlink:type="simple" xlink:href="http://www.php.net/" text:style-name="Internet_20_link" text:visited-style-name="Visited_20_Internet_20_Link"><text:span text:style-name="T59">php.net</text:span></text:a><text:span text:style-name="T59">) </text:span>telah mengumumkan versi terbaru dari PHP, yakni PHP 7 resmi dirilis tanggal 3 Desember 2015. Ada banyak perubahan signifikan, seperti <text:span text:style-name="T22">namespace</text:span> di PHP 5.3 dan <text:span text:style-name="T22">trait</text:span> di PHP 5.4, tetapi versi yang masih dipakai masih tetap 5.x, belum menjadi PHP 7.</text:p>
      <text:p text:style-name="P23"><text:tab/>Beberapa keunggulan pada PHP 7 dibandingkan dengan versi PHP sebelumnya, antara lain:</text:p>
      <text:list xml:id="list2126867809445015361" text:style-name="L2">
        <text:list-item>
          <text:p text:style-name="P24">Peningkatan Kecepatan.</text:p>
          <text:p text:style-name="P24">PHP 7 menggunakan PHPNG (NG = <text:span text:style-name="T22">New Generation</text:span>), sebuah pengembangan dari <text:span text:style-name="T22">Zend Engine</text:span> yang mampu meningkatkan kecepatan <text:soft-page-break/>PHP. Bahasa pemrograman PHP juga akan berjalan lebih cepat dengan adanya <text:span text:style-name="T22">JIT</text:span> (<text:span text:style-name="T22">Just-In-Time</text:span>) <text:span text:style-name="T22">Engine</text:span> yang dapat mengkompilasi PHP secara dinamis menjadi bahasa mesin.</text:p>
        </text:list-item>
        <text:list-item>
          <text:p text:style-name="P24">Mengurangi penggunaan memor<text:span text:style-name="T60">i</text:span> yang signifikan.</text:p>
          <text:p text:style-name="P54"><text:span text:style-name="T25">Pada PHP 7 memor</text:span><text:span text:style-name="T31">i</text:span><text:span text:style-name="T25"> digunakan secara efisien, sehingga penggunaan memor</text:span><text:span text:style-name="T31">i</text:span><text:span text:style-name="T25"> tidak terlalu berlebihan. Hal ini tidak akan membebani </text:span><text:span text:style-name="T22">resource server </text:span><text:span text:style-name="T25">dan mempercepat prosesnya.</text:span></text:p>
        </text:list-item>
        <text:list-item>
          <text:p text:style-name="P24">Mendukung 64-bit secara konsisten.</text:p>
          <text:p text:style-name="P54"><text:span text:style-name="T25">PHP 7 mendukung 64-bit secara konsisten, dukungan </text:span><text:span text:style-name="T22">Anonymous Class</text:span><text:span text:style-name="T25">,</text:span><text:span text:style-name="T22"> isset ternary operator</text:span><text:span text:style-name="T25">,</text:span><text:span text:style-name="T22"> abstract</text:span><text:span text:style-name="T25">,</text:span><text:span text:style-name="T22"> syntax tree</text:span><text:span text:style-name="T25">,</text:span><text:span text:style-name="T22"> null coalesce operator</text:span><text:span text:style-name="T25">,</text:span><text:span text:style-name="T22"> lots of libraries</text:span><text:span text:style-name="T25">,</text:span><text:span text:style-name="T22"> generator return expressions</text:span><text:span text:style-name="T25">,</text:span><text:span text:style-name="T22"> generator delegation</text:span><text:span text:style-name="T25">,</text:span><text:span text:style-name="T22"> </text:span><text:span text:style-name="T25">dan sebagainya.</text:span></text:p>
        </text:list-item>
        <text:list-item>
          <text:p text:style-name="P25">Beberapa “<text:span text:style-name="T22">fatal errors</text:span>” dikonversi ke dalam “<text:span text:style-name="T22">exceptions</text:span>”.</text:p>
        </text:list-item>
        <text:list-item>
          <text:p text:style-name="P25">Menghapus beberapa SAPIs dan ekstensi kadaluwarsa.</text:p>
          <text:p text:style-name="P55"><text:span text:style-name="T25">Beberapa SAPI (</text:span><text:span text:style-name="T22">Server Application Programming Interface) </text:span><text:span text:style-name="T25">dan ekstensi yang usang sudah dihapuskan.</text:span></text:p>
        </text:list-item>
        <text:list-item>
          <text:p text:style-name="P55"><text:span text:style-name="T22">The Null Coalescing Operator </text:span><text:span text:style-name="T25">(??).</text:span></text:p>
          <text:p text:style-name="P25">Fitur ini ditambahkan sebagai penyempurna masalah yang perlu menggunakan operator ternary yang berhubungan dengan isset (). Fitur ini akan mengembalikan nilai operan pertama jika ada dan tidak kosong (<text:span text:style-name="T22">null</text:span>). Jika tidak, maka akan mengembalikan nilai operan kedua.</text:p>
        </text:list-item>
        <text:list-item>
          <text:p text:style-name="P67">Return and Scalar Type Declarations<text:span text:style-name="T25">.</text:span></text:p>
          <text:p text:style-name="P25">Tipe parameter fungsi dapat dideklarasikan. Akibatnya, bila mengirimkan sebuah nilai float ke parameter bertipe integer, akan mengubah nilai tersebut menjadi integer tanpa adanya warning atau error.</text:p>
        </text:list-item>
        <text:list-item>
          <text:p text:style-name="P67">Anonymous Classes<text:span text:style-name="T25">.</text:span></text:p>
          <text:p text:style-name="P25">Dukungan <text:span text:style-name="T22">Anonymous Classes</text:span> telah ditambahkan melalui class baru. Artinya, kita dapat mengimplementasikan <text:span text:style-name="T22">interface</text:span> tanpa harus meload <text:span text:style-name="T22">class</text:span> yang sama.</text:p>
        </text:list-item>
        <text:list-item>
          <text:p text:style-name="P26">Operator perbandingan gabungan.</text:p>
          <text:p text:style-name="P26"><text:soft-page-break/>Ada operator untuk perbandingan yang disebut Spaceship Operator (&lt;=&gt;). Operator ini melakukan perbandingan dengan 3 cara dan menghasilkan 3 kemungkinan. Operator (&lt;=&gt;) akan menghasilkan 0 bila nilai yang dibandingkan dua-duanya sama, akan menghasilkan 1 bila nilai yang di kiri lebih besar, dan akan menghasilkan nilai -1 bila nilai yang di kanan lebih besar.</text:p>
        </text:list-item>
      </text:list>
      <text:p text:style-name="P27"/>
      <text:p text:style-name="P27"/>
      <text:list xml:id="list135547163331358" text:continue-numbering="true" text:style-name="L2">
        <text:list-item>
          <text:p text:style-name="P25">Kode usang dihapus.</text:p>
          <text:p text:style-name="P25">Beberapa kode usang dihapus. Tag dengan gaya ASP dihapus, demikian juga tag <text:span text:style-name="T61">&lt;</text:span>script<text:span text:style-name="T61">&gt;</text:span> HTML. Ekstensi (termasuk semua fungsi ereg_*) dikategorikan usang sejak PHP 5.3. Fungsi-fungsi ini, kini dapat diganti dengan ekstensi PCRE (fungsi preg_*) yang memiliki fitur lebih banyak. Ekstensi mysql (termasuk semua fungsi mysql_*) sudah dikategorikan usang sejak PHP 5.5. Pada PHP 7, <text:span text:style-name="T42">untuk mengkoneksikan web dengan database dapat digunakan</text:span> <text:span text:style-name="T42">fungsi </text:span>mysqli_* ataupun PDO (PHP Data Object<text:span text:style-name="T41">s</text:span>).</text:p>
        </text:list-item>
      </text:list>
      <text:p text:style-name="P7"/>
      <text:p text:style-name="P11">2.<text:span text:style-name="T43">1</text:span>.2<text:tab/>PDO</text:p>
      <text:p text:style-name="P12"><text:tab/><text:span text:style-name="T1">PDO (PHP Data Objects) adalah ekstensi atau penambahan fitur dalam PHP yang dirancang sebagai interface universal untuk pengaksesan berbagai jenis database. Contohnya, jika PDO digunakan dalam membuat sebuah website lalu suatu saat website tersebut bertukar database dari MySQL ke Oracle, maka cukup mengubah konfigurasi PDO di awal program.</text:span></text:p>
      <text:p text:style-name="P28"/>
      <text:p text:style-name="P8">Beberapa kelebihan yang dimiliki oleh PDO adalah antara lain:</text:p>
      <text:list xml:id="list1872530444392576679" text:style-name="L3">
        <text:list-item>
          <text:p text:style-name="P30">PDO membantu mencegah SQL Injection. Dengan PDO BindParam, statement parameter ataupun input dari user secara otomatis disaring.</text:p>
        </text:list-item>
        <text:list-item>
          <text:p text:style-name="P30">PDO digunakan untuk mengakses beberapa database yang berbeda seperti MySQL, Oracle, Ms. SQL Server, PostgreSQL, dan lain sebagainya.</text:p>
        </text:list-item>
        <text:list-item>
          <text:p text:style-name="P30">Sudah mendukung <text:span text:style-name="T22">database transaction</text:span>.</text:p>
        </text:list-item>
        <text:list-item>
          <text:p text:style-name="P31"><text:soft-page-break/>PDO lebih cepat dibandingkan dengan MySQLi.</text:p>
        </text:list-item>
      </text:list>
      <text:p text:style-name="P8"/>
      <text:p text:style-name="P9">Sebagai perbandingan fitur antara PDO dan mysqli, berikut digambarkan dalam sebuah tabel yang bersumber dari situs resmi PHP:</text:p>
      <text:p text:style-name="P9"/>
      <text:p text:style-name="P10">Tabel 2.1: Perbandingan PDO dengan MySQLi</text:p>
      <table:table table:name="Table1" table:style-name="Table1">
        <table:table-column table:style-name="Table1.A" table:number-columns-repeated="3"/>
        <table:table-row>
          <table:table-cell table:style-name="Table1.A1" office:value-type="string">
            <text:p text:style-name="P19">Perbandingan MySQLi dan PDO</text:p>
          </table:table-cell>
          <table:table-cell table:style-name="Table1.A1" office:value-type="string">
            <text:p text:style-name="P19">PHP MySQLi</text:p>
          </table:table-cell>
          <table:table-cell table:style-name="Table1.C1" office:value-type="string">
            <text:p text:style-name="P19">PHP PDO (menggunakan driver MySQL)</text:p>
          </table:table-cell>
        </table:table-row>
        <table:table-row>
          <table:table-cell table:style-name="Table1.A2" office:value-type="string">
            <text:p text:style-name="P17">Diperkenalkan pada versi PHP</text:p>
          </table:table-cell>
          <table:table-cell table:style-name="Table1.A2" office:value-type="string">
            <text:p text:style-name="P17">5.0</text:p>
          </table:table-cell>
          <table:table-cell table:style-name="Table1.C2" office:value-type="string">
            <text:p text:style-name="P17">5.0</text:p>
          </table:table-cell>
        </table:table-row>
        <table:table-row>
          <table:table-cell table:style-name="Table1.A2" office:value-type="string">
            <text:p text:style-name="P17">Termasuk fitur PHP 5.x</text:p>
          </table:table-cell>
          <table:table-cell table:style-name="Table1.A2" office:value-type="string">
            <text:p text:style-name="P17">Ya</text:p>
          </table:table-cell>
          <table:table-cell table:style-name="Table1.C2" office:value-type="string">
            <text:p text:style-name="P17">Ya</text:p>
          </table:table-cell>
        </table:table-row>
        <table:table-row>
          <table:table-cell table:style-name="Table1.A2" office:value-type="string">
            <text:p text:style-name="P17">Status pengembangan MySQL</text:p>
          </table:table-cell>
          <table:table-cell table:style-name="Table1.A2" office:value-type="string">
            <text:p text:style-name="P17">Pengembangan aktif</text:p>
          </table:table-cell>
          <table:table-cell table:style-name="Table1.C2" office:value-type="string">
            <text:p text:style-name="P17">Pengembangan aktif</text:p>
          </table:table-cell>
        </table:table-row>
        <table:table-row>
          <table:table-cell table:style-name="Table1.A2" office:value-type="string">
            <text:p text:style-name="P17">Rekomendasi oleh MySQL untuk proyek</text:p>
          </table:table-cell>
          <table:table-cell table:style-name="Table1.A2" office:value-type="string">
            <text:p text:style-name="P17">Ya</text:p>
          </table:table-cell>
          <table:table-cell table:style-name="Table1.C2" office:value-type="string">
            <text:p text:style-name="P17">Ya</text:p>
          </table:table-cell>
        </table:table-row>
        <table:table-row>
          <table:table-cell table:style-name="Table1.A2" office:value-type="string">
            <text:p text:style-name="P17">API mendukung <text:span text:style-name="T22">charsets</text:span></text:p>
          </table:table-cell>
          <table:table-cell table:style-name="Table1.A2" office:value-type="string">
            <text:p text:style-name="P17">Ya</text:p>
          </table:table-cell>
          <table:table-cell table:style-name="Table1.C2" office:value-type="string">
            <text:p text:style-name="P17">Ya</text:p>
          </table:table-cell>
        </table:table-row>
        <table:table-row>
          <table:table-cell table:style-name="Table1.A2" office:value-type="string">
            <text:p text:style-name="P17">API mendukung <text:span text:style-name="T22">prepared statement</text:span> di sisi server</text:p>
          </table:table-cell>
          <table:table-cell table:style-name="Table1.A2" office:value-type="string">
            <text:p text:style-name="P17">Ya</text:p>
          </table:table-cell>
          <table:table-cell table:style-name="Table1.C2" office:value-type="string">
            <text:p text:style-name="P17">Ya</text:p>
          </table:table-cell>
        </table:table-row>
        <table:table-row>
          <table:table-cell table:style-name="Table1.A2" office:value-type="string">
            <text:p text:style-name="P17">API mendukung <text:span text:style-name="T22">prepared statement</text:span> di sisi client</text:p>
          </table:table-cell>
          <table:table-cell table:style-name="Table1.A2" office:value-type="string">
            <text:p text:style-name="P17">Tidak</text:p>
          </table:table-cell>
          <table:table-cell table:style-name="Table1.C2" office:value-type="string">
            <text:p text:style-name="P17">Ya</text:p>
          </table:table-cell>
        </table:table-row>
        <table:table-row>
          <table:table-cell table:style-name="Table1.A2" office:value-type="string">
            <text:p text:style-name="P17">API mendukung <text:span text:style-name="T22">stored procedures</text:span></text:p>
          </table:table-cell>
          <table:table-cell table:style-name="Table1.A2" office:value-type="string">
            <text:p text:style-name="P17">Ya</text:p>
          </table:table-cell>
          <table:table-cell table:style-name="Table1.C2" office:value-type="string">
            <text:p text:style-name="P17">Ya</text:p>
          </table:table-cell>
        </table:table-row>
        <table:table-row table:style-name="Table1.10">
          <table:table-cell table:style-name="Table1.A2" office:value-type="string">
            <text:p text:style-name="P17">API mendukung <text:span text:style-name="T22">multiple statements</text:span></text:p>
          </table:table-cell>
          <table:table-cell table:style-name="Table1.A2" office:value-type="string">
            <text:p text:style-name="P18">Ya</text:p>
          </table:table-cell>
          <table:table-cell table:style-name="Table1.C2" office:value-type="string">
            <text:p text:style-name="P78">Paling mendukung</text:p>
          </table:table-cell>
        </table:table-row>
        <table:table-row>
          <table:table-cell table:style-name="Table1.A2" office:value-type="string">
            <text:p text:style-name="P18">Mendukung semua fungsi MySQL versi 4.1</text:p>
          </table:table-cell>
          <table:table-cell table:style-name="Table1.A2" office:value-type="string">
            <text:p text:style-name="P18">Ya</text:p>
          </table:table-cell>
          <table:table-cell table:style-name="Table1.C2" office:value-type="string">
            <text:p text:style-name="P78">Paling mendukung</text:p>
          </table:table-cell>
        </table:table-row>
      </table:table>
      <text:p text:style-name="P10"/>
      <text:p text:style-name="P16">2.1.3<text:tab/>FPDF</text:p>
      <text:p text:style-name="P16"><text:tab/><text:span text:style-name="T1">FPDF merupakan suatu kumpulan </text:span><text:span text:style-name="T23">class </text:span><text:span text:style-name="T1">(</text:span><text:span text:style-name="T23">library</text:span><text:span text:style-name="T1">) PHP yang memungkinkan penggunanya dapat membuat sebuah halaman PDF dengan mudah tanpa perlu memasang modul tambahan. Beberapa kelebihan yang dimiliki oleh FPDF dibanding </text:span><text:span text:style-name="T23">library </text:span><text:span text:style-name="T1">PDF lain adalah antara lain:</text:span></text:p>
      <text:list xml:id="list5669755388245985738" text:style-name="L4">
        <text:list-item>
          <text:p text:style-name="P32">Pengaturan ukuran kertas format batas halaman / margins.</text:p>
        </text:list-item>
        <text:list-item>
          <text:p text:style-name="P32">Pengaturan header dan footer.</text:p>
        </text:list-item>
        <text:list-item>
          <text:p text:style-name="P32"><text:soft-page-break/>Otomatisasi batas halaman.</text:p>
        </text:list-item>
        <text:list-item>
          <text:p text:style-name="P32">Otomatisasi batas baris tataletak teks.</text:p>
        </text:list-item>
        <text:list-item>
          <text:p text:style-name="P32">Mendukung <text:span text:style-name="T22">file</text:span> gambar (JPEG, PNG, dan GIF).</text:p>
        </text:list-item>
        <text:list-item>
          <text:p text:style-name="P32">Mendukung berbagai macam tipe <text:span text:style-name="T22">font.</text:span></text:p>
        </text:list-item>
        <text:list-item>
          <text:p text:style-name="P32">Kompresi ukuran halaman.</text:p>
          <text:p text:style-name="P32"/>
        </text:list-item>
      </text:list>
      <text:p text:style-name="P13">2.2<text:tab/><text:span text:style-name="T44">MariaDB</text:span></text:p>
      <text:p text:style-name="P13"><text:tab/><text:span text:style-name="T3">MariaDB adalah </text:span><text:span text:style-name="T4">perangkat lunak Sistem Manajemen Basis Data turunan dari MySQL yang dibuat pada tahun 2009 oleh Michael Widenius, salah seorang pembuat perangkat lunak MySQL</text:span><text:span text:style-name="T3">. </text:span><text:span text:style-name="T4">Dibawah lisensi GPL (GNU General Public License), </text:span><text:span text:style-name="T6">membuat </text:span><text:span text:style-name="T4">MariaDB </text:span><text:span text:style-name="T5">bersifat</text:span><text:span text:style-name="T4"> bebas dalam pengembangan dan pendistribusiannya.</text:span></text:p>
      <text:p text:style-name="P13"><text:span text:style-name="T4"><text:tab/></text:span><text:span text:style-name="T5">MariaDB merupakan salah satu perangkat lunak </text:span><text:span text:style-name="T18">manajemen </text:span><text:span text:style-name="T5">basis data paling populer di dunia. Pada bulan Mei 2017, tercatat sebanyak 12,377 server </text:span><text:span text:style-name="T6">aktif </text:span><text:span text:style-name="T5">yang berada di seluruh dunia. Hal ini didukung oleh komptabilitas MariaDB untuk dijalankan pada berbagai macam sistem operasi seperti Microsoft Windows (Windows 7, Windows 8, Windows Server 2012, dan Windows Server 2008) dan GNU/Linux (Mageia, Debian, CentOS, openSUSE, Ubuntu, dll).</text:span></text:p>
      <text:p text:style-name="P13"><text:span text:style-name="T5"><text:tab/></text:span><text:span text:style-name="T7">MariaDB mengubah data menjadi informasi terstruktur dalam berbagai macam aplikasi, mulai dari aplikasi perbankan hingga situs web. MariaDB digunakan karena cepat, terukur, kuat, memiliki banyak </text:span><text:span text:style-name="T24">storage engine</text:span><text:span text:style-name="T7">, dan alat-alat lainnya yang membuat MariaDB sangat serbaguna untuk berbagai macam k</text:span><text:span text:style-name="T18">eperluan</text:span><text:span text:style-name="T7">.</text:span></text:p>
      <text:p text:style-name="P33"/>
      <text:p text:style-name="P14">2.3<text:tab/>Javascript</text:p>
      <text:p text:style-name="P14"><text:tab/><text:span text:style-name="T8">Javascript adalah bahasa pemrograman yang digunakan untuk </text:span><text:span text:style-name="T13">menyusun halaman web yang memungkinkan dijalankan di sisi klien (pada peramban yang digunakan pemakai) sehingga halaman web dapat lebih interaktif dan dinamis. </text:span><text:span text:style-name="T8">Javascript terintegrasi langsung dengan HTML sehingga kode Javascript dapat disisipkan diantara kode HTML dengan menggunakan tag &lt;script&gt; dan dapat juga diletakkan pada file tersendiri bereksistensi .js (singkatan dari Javascript).</text:span></text:p>
      <text:p text:style-name="P35"><text:soft-page-break/><text:tab/>Menurut Sidik (2011:4), Javascript adalah program dalam bentuk script, yang dijalankan oleh <text:span text:style-name="T22">interpreter</text:span> yang telah ditanamkan ke dalam <text:span text:style-name="T63">peramban web</text:span>, sehingga <text:span text:style-name="T63">peramban web</text:span> dapat mengeksekusi kode-kode Javascript tersebut secara otomatis.</text:p>
      <text:p text:style-name="P34"><text:tab/></text:p>
      <text:p text:style-name="P15">2.3.1<text:tab/>jQuery</text:p>
      <text:p text:style-name="P15"><text:tab/><text:span text:style-name="T1">jQuery merupakan salah satu pustaka Javascript yaitu kumpulan fungsi Javascript yang siap pakai, sehingga mempermudah dan mempercepat pemrogram dalam membuat kode Javascript. Dengan menggunakan jQuery, kode Javascript yang panjang dapat disingkat menjadi beberapa baris saja.</text:span></text:p>
      <text:p text:style-name="P15"><text:span text:style-name="T1"><text:tab/></text:span><text:span text:style-name="T9">Dibandingkan dengan pesaingnya seperti Prototype, Mootools, YUI, dan library Javascript lainnya, jQuery memiliki kelebihan tersendiri. Beberapa kelebihan dari jQuery adalah antara lain:</text:span></text:p>
      <text:list xml:id="list4261013141936170675" text:style-name="L5">
        <text:list-item>
          <text:p text:style-name="P36">jQuery telah banyak dipakai oleh website-website terkemuka di dunia.</text:p>
        </text:list-item>
        <text:list-item>
          <text:p text:style-name="P36">Kompatibel dengan semua <text:span text:style-name="T64">peramban</text:span> yang sering digunakan seperti Mozilla Firefox, Internet Explorer, Safari, Google Chrome, dan Opera.</text:p>
        </text:list-item>
        <text:list-item>
          <text:p text:style-name="P36">Kompatibel dengan semua versi CSS.</text:p>
        </text:list-item>
        <text:list-item>
          <text:p text:style-name="P36">Dokumentasi, tutorial, dan contoh-contoh <text:span text:style-name="T64">penggunaan yang</text:span> lengkap.</text:p>
        </text:list-item>
        <text:list-item>
          <text:p text:style-name="P36">Didukung oleh komunitas yang besar dan aktif.</text:p>
        </text:list-item>
        <text:list-item>
          <text:p text:style-name="P36">Ketersediaan plugin yang sangat banyak jumlahnya.</text:p>
        </text:list-item>
        <text:list-item>
          <text:p text:style-name="P36">File-nya hanya satu dan ukurannya sangat kecil, sehingga cepat aksesnya.</text:p>
        </text:list-item>
        <text:list-item>
          <text:p text:style-name="P68"><text:span text:style-name="T32">Bersifat </text:span>Open Source <text:span text:style-name="T25">dengan lisensi </text:span>GNU General Public License<text:span text:style-name="T25"> dan </text:span>MIT License<text:span text:style-name="T25">.</text:span></text:p>
        </text:list-item>
      </text:list>
      <text:p text:style-name="P37"/>
      <text:p text:style-name="P37"/>
      <text:p text:style-name="P37"/>
      <text:p text:style-name="P37"><text:tab/>jQuery memiliki dua jenis skrip, yaitu skrip untuk pengembangan yang lebih dikhususkan untuk para pengembang situs web dan skrip yang telah dikompres sehingga ukurannya lebih kecil yang dikhususkan untuk pengguna. Skrip yang telah dikompres tersebut memiliki ekstensi .min.js.</text:p>
      <text:p text:style-name="P37"/>
      <text:p text:style-name="P50"><text:soft-page-break/>2.3.2<text:tab/>AJAX</text:p>
      <text:p text:style-name="P6"><text:span text:style-name="T25"><text:tab/></text:span><text:span text:style-name="T33">AJAX </text:span><text:span text:style-name="T36">(Asynchronous Javascript And XML) merupakan sebuah mekanisme dimana ketika klien mengirim permintaan ke </text:span><text:span text:style-name="T40">peladen</text:span><text:span text:style-name="T36">, klien bisa melanjutkan aktivitas berikutnya tanpa menunggu </text:span><text:span text:style-name="T40">peladen</text:span><text:span text:style-name="T36"> memperbarui halaman situs webnya.</text:span></text:p>
      <text:p text:style-name="P69"><text:span text:style-name="T36"><text:tab/>Dengan AJAX, klien tidak berkomunikasi langsung dengan </text:span><text:span text:style-name="T40">peladen</text:span><text:span text:style-name="T36">, tetapi berkomunikasi dengan sistem AJAX. Selanjutnya, sistem AJAX, yang akan melanjutkan komunikasi tersebut dengan </text:span><text:span text:style-name="T40">peladen</text:span><text:span text:style-name="T36">. Komunikasi dengan AJAX menggunakan bahasa Javascript, dan respon yang diberikan dari AJAX berupa HTML, CSS, dan data. Sedangkan komunikasi AJAX dengan </text:span><text:span text:style-name="T40">peladen</text:span><text:span text:style-name="T36"> menggunakan HTTP (</text:span><text:span text:style-name="T10">Hypertext Transfer Protocol)</text:span><text:span text:style-name="T36"> </text:span><text:span text:style-name="T37">dan respon dari </text:span><text:span text:style-name="T40">peladen</text:span><text:span text:style-name="T37"> berupa data XML.</text:span></text:p>
      <text:p text:style-name="P69"><text:span text:style-name="T37"><text:tab/>Cara kerja AJAX sangat berbeda dibanding aplikasi web tradisional. Pada aplikasi web tradisional, untuk mengirimkan data ke </text:span><text:span text:style-name="T40">basis data</text:span><text:span text:style-name="T37"> melalui form, penguna harus menekan tombol </text:span><text:span text:style-name="T19">submit</text:span><text:span text:style-name="T37"> kemudian menunggu respon dari </text:span><text:span text:style-name="T40">peladen</text:span><text:span text:style-name="T37">. Waktu lamanya menunggu tergantung banyaknya data yang dikirim atau banyaknya pengguna yang sedang menggunakan aplikasi. </text:span><text:span text:style-name="T38">Selama proses menunggu, </text:span><text:span text:style-name="T40">peramban</text:span><text:span text:style-name="T38"> akan melakukan </text:span><text:span text:style-name="T11">refresh</text:span><text:span text:style-name="T38"> halaman, untuk menampilkan kembali seluruh isi halaman website.</text:span></text:p>
      <text:p text:style-name="P69"><text:span text:style-name="T38"><text:tab/>Pada kasus yang sama dengan menggunakan AJAX, ketika pengguna menekan tombol </text:span><text:span text:style-name="T11">submit</text:span><text:span text:style-name="T38">, browser tidak melakukan </text:span><text:span text:style-name="T11">refresh</text:span><text:span text:style-name="T38"> sama sekali. Sementara itu, </text:span><text:span text:style-name="T40">peramban</text:span><text:span text:style-name="T38"> membuat suatu objek XMLHTTPRequest yang digunakan Javascript untuk mengakses </text:span><text:span text:style-name="T40">peladen</text:span><text:span text:style-name="T38">. Setelah data diolah pada </text:span><text:span text:style-name="T40">peladen</text:span><text:span text:style-name="T38">, hasilnya akan dikirimkan lagi ke </text:span><text:span text:style-name="T40">peramban</text:span><text:span text:style-name="T38"> dalam bentuk XML. Data XML ini kemudian akan diubah oleh AJAX </text:span><text:span text:style-name="T11">engine </text:span><text:span text:style-name="T38">menjadi data HTML dan CSS yang kemudian digunakan untuk mengubah bagian tertentu pada tampilan situs web. Selama proses terjadi, browser tidak melakukan </text:span><text:span text:style-name="T11">refresh</text:span><text:span text:style-name="T38"> halaman sehingga pengguna dapat melakukan aktivitas lainnya sambil menunggu respon dari <text:s/></text:span><text:span text:style-name="T40">peladen.</text:span></text:p>
      <text:p text:style-name="P6"><text:span text:style-name="T38"><text:tab/></text:span><text:span text:style-name="T39">Situs web yang dibangun dengan menggunakan AJAX memiliki keu</text:span><text:span text:style-name="T40">nggulan</text:span><text:span text:style-name="T39"> tersendiri dibanding dengan situs web yang tidak menggunakan AJAX. Beberapa keun</text:span><text:span text:style-name="T40">ggulan</text:span><text:span text:style-name="T39"> tersebut adalah antara lain:</text:span></text:p>
      <text:list xml:id="list3965641719784119006" text:style-name="L6">
        <text:list-item>
          <text:p text:style-name="P39"><text:soft-page-break/>Mempercepat kerja aplikasi, karena tidak keseluruhan halaman diambil ulang dari <text:span text:style-name="T65">peladen</text:span>, tetapi hanya bagian yang diperlukan saja. Selain itu, selama menunggu respon dari <text:span text:style-name="T65">peladen</text:span>, pengguna dapat melanjutkan aktivitas berikutnya tanpa mengganggu proses yang sedang terjadi pada <text:span text:style-name="T65">peladen</text:span>.</text:p>
        </text:list-item>
        <text:list-item>
          <text:p text:style-name="P40">Lebih menarik dari sisi klien dan tidak membosankan, karena pengguna tidak perlu menunggu respon dari <text:span text:style-name="T65">peladen</text:span> pada setiap aktivitas yang dilakukan. Lebih menarik lagi, kita dapat menampilkan animasi yang menarik selama proses menunggu, sehingga tidak membuat <text:span text:style-name="T66">pengguna</text:span> bosan.</text:p>
        </text:list-item>
        <text:list-item>
          <text:p text:style-name="P40">Mengurangi beban <text:span text:style-name="T65">peladen</text:span>, karena sebagian pemrosesan dilakukan oleh klien.</text:p>
        </text:list-item>
        <text:list-item>
          <text:p text:style-name="P38">Mengurangi penggunaan bandwith, karena browser hanya mengambil data yang diperlukan saja untuk mengubah bagian tertentu pada <text:span text:style-name="T66">antarmuka</text:span><text:span text:style-name="T22"> </text:span>aplikasi, tidak keseluruhan halaman ikut berubah.</text:p>
        </text:list-item>
        <text:list-item>
          <text:p text:style-name="P38">Hampir semua <text:span text:style-name="T66">peramban</text:span> modern sudah mendukung AJAX sehingga tidak perlu khawatir aplikasi tidak dapat berjalan pada <text:span text:style-name="T66">peramban</text:span> tertentu.</text:p>
        </text:list-item>
        <text:list-item>
          <text:p text:style-name="P38">Navigasi lebih mudah, karena perpindahan antar halaman yang lebih cepat, sehingga tidak perlu menggunakan tombol <text:span text:style-name="T22">back </text:span>dan <text:span text:style-name="T22">forward </text:span>yang disediakan oleh <text:span text:style-name="T66">peramban</text:span> untuk perpindahan halaman.</text:p>
        </text:list-item>
      </text:list>
      <text:p text:style-name="P5"><text:span text:style-name="T25">2.3.</text:span><text:span text:style-name="T28">3</text:span><text:span text:style-name="T25"><text:tab/>Datatables</text:span></text:p>
      <text:p text:style-name="P5"><text:span text:style-name="T25"><text:tab/></text:span><text:span text:style-name="T35">Datatables adalah sebuah </text:span><text:span text:style-name="T20">plug-in</text:span><text:span text:style-name="T35"> untuk pustaka Javascript jQuery. Datatables digunakan untuk membuat sebuah tampilan tabel yang fleksibel dan memberikan kontrol lanjutan terhadap pengguna dalam menampilkan tabel sesuai keinginan.</text:span></text:p>
      <text:p text:style-name="P41">Beberapa kelebihan yang dimiliki oleh Datatables adalah antara lain:</text:p>
      <text:list xml:id="list1886814383692742468" text:style-name="L7">
        <text:list-item>
          <text:p text:style-name="P42">Penghalaman secara otomatis, pencarian instan, dan pengurutan multi-kolom.</text:p>
        </text:list-item>
        <text:list-item>
          <text:p text:style-name="P42">Mendukung banyak sumber data seperti DOM, Javascript, AJAX, dan bahasa sisi server.</text:p>
        </text:list-item>
        <text:list-item>
          <text:p text:style-name="P43">Mendukung kostumisasi.</text:p>
        </text:list-item>
        <text:list-item>
          <text:p text:style-name="P43"><text:soft-page-break/>Mendukung banyak bahasa.</text:p>
        </text:list-item>
        <text:list-item>
          <text:p text:style-name="P43">Bersifat <text:span text:style-name="T22">Open Source </text:span>dibawah lisensi MIT.</text:p>
        </text:list-item>
        <text:list-item>
          <text:p text:style-name="P43">Dapat mengatur lebar kolom dengan cerdas.</text:p>
        </text:list-item>
        <text:list-item>
          <text:p text:style-name="P43">Memiliki ukuran yang cukup kecil (494,9 KB).</text:p>
        </text:list-item>
      </text:list>
      <text:p text:style-name="P44"/>
      <text:p text:style-name="P51">2.4<text:tab/>Materialize</text:p>
      <text:p text:style-name="P52"><text:tab/><text:span text:style-name="T1">Materialize adalah kumpulan dari fungsi-fungsi atau prosedur-prosedur siap pakai yang digunakan untuk mendesain tampilan situs web. Materialize dibuat oleh 4 mahasiswa Universitas Carnegie Mellon yaitu Alvin Wang, Alan Chang, Alex Mark, dan Kevin Louie pada tahun 2014. Materialize dibuat dan didesain berdasarkan tampilan </text:span><text:span text:style-name="T23">Material Design</text:span><text:span text:style-name="T1"> yang diperkenalkan pada tahun 2014 oleh Google. </text:span></text:p>
      <text:p text:style-name="P52"><text:span text:style-name="T14"><text:tab/>Materialize terdiri dari 2 buah file utama yaitu file </text:span><text:span text:style-name="T21">CSS</text:span><text:span text:style-name="T14"> (materialize.css </text:span><text:span text:style-name="T15">[khusus pengembang]</text:span><text:span text:style-name="T14"> </text:span><text:span text:style-name="T15">dan materialize.min.css [khusus pengguna]</text:span><text:span text:style-name="T14">) dan file Javascript (materialize.js </text:span><text:span text:style-name="T15">[khusus pengembang] dan materialize.min.js [khusus pengguna]</text:span><text:span text:style-name="T14">) yang dapat diunduh dari situs web resminya (</text:span><text:a xlink:type="simple" xlink:href="http://materializecss.com/" text:style-name="Internet_20_link" text:visited-style-name="Visited_20_Internet_20_Link"><text:span text:style-name="T14">http://materializecss.com</text:span></text:a><text:span text:style-name="T14">).</text:span></text:p>
      <text:p text:style-name="P52"><text:span text:style-name="T14"><text:tab/></text:span><text:span text:style-name="T15">B</text:span><text:span text:style-name="T16">eberapa</text:span><text:span text:style-name="T15"> keuntungan yang didapatkan jika menggunakan Materialize dalam membuat dan mendesain tampilan situs web, antara lain:</text:span></text:p>
      <text:list xml:id="list6384821347937167283" text:style-name="L12">
        <text:list-item>
          <text:p text:style-name="P45">Mempercepat dan mempermudah dalam mendesain tampilan situs web.</text:p>
        </text:list-item>
        <text:list-item>
          <text:p text:style-name="P46">Menggunakan tampilan <text:span text:style-name="T22">Material Design </text:span>yang memanjakan pengguna.</text:p>
        </text:list-item>
        <text:list-item>
          <text:p text:style-name="P46">Menggunakan tampilan responsif sehingga tampilan situs web akan disesuaikan dengan ukuran layar pengguna.</text:p>
        </text:list-item>
        <text:list-item>
          <text:p text:style-name="P45">Tersedianya berbagai macam fitur siap pakai dalam mendesain tampilan situs web.</text:p>
        </text:list-item>
        <text:list-item>
          <text:p text:style-name="P48">Tersedianya tema siap pakai sehingga pengembang tidak perlu mendesain tampilan situs web dari nol.</text:p>
        </text:list-item>
      </text:list>
      <text:p text:style-name="P49"/>
      <text:p text:style-name="P49"/>
      <text:p text:style-name="P4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Droid Sans Devanagari1" svg:font-family="'Droid Sans Devanagari'" style:font-family-generic="swiss"/>
    <style:font-face style:name="Times New Roman" svg:font-family="'Times New Roman'" style:font-pitch="variable"/>
    <style:font-face style:name="Times New Roman1"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next-style-name="Footer_20_awal" style:auto-update="true" style:class="extra" style:master-page-name="">
      <loext:graphic-properties draw:fill-image-width="0cm" draw:fill-image-height="0cm"/>
      <style:paragraph-properties fo:text-align="center" style:justify-single-word="false" style:page-number="auto" style:shadow="none" text:number-lines="false" text:line-number="0" style:writing-mode="page">
        <style:tab-stops>
          <style:tab-stop style:position="6.999cm" style:type="center"/>
          <style:tab-stop style:position="14cm" style:type="right"/>
        </style:tab-stops>
      </style:paragraph-properties>
      <style:text-properties style:font-name="Times New Roman1" fo:font-family="'Times New Roman'" style:font-style-name="Regular" style:font-pitch="variable" style:font-size-asian="10.5pt"/>
    </style:style>
    <style:style style:name="Header" style:family="paragraph" style:class="extra">
      <style:paragraph-properties text:number-lines="false" text:line-number="0" style:writing-mode="page">
        <style:tab-stops>
          <style:tab-stop style:position="6.999cm" style:type="center"/>
          <style:tab-stop style:position="14cm" style:type="right"/>
        </style:tab-stops>
      </style:paragraph-properties>
    </style:style>
    <style:style style:name="Header_20_left" style:display-name="Header left" style:family="paragraph" style:parent-style-name="Standard" style:next-style-name="Heading_20_1" style:class="extra">
      <style:paragraph-properties text:number-lines="false" text:line-number="0" style:writing-mode="page">
        <style:tab-stops>
          <style:tab-stop style:position="6.999cm" style:type="center"/>
          <style:tab-stop style:position="14cm" style:type="right"/>
        </style:tab-stops>
      </style:paragraph-properties>
    </style:style>
    <style:style style:name="Footer_20_awal" style:display-name="Footer awal" style:family="paragraph" style:parent-style-name="Footer">
      <style:paragraph-properties style:writing-mode="page"/>
    </style:style>
    <style:style style:name="Header_20_awal" style:display-name="Header awal" style:family="paragraph" style:parent-style-name="Header">
      <style:paragraph-properties style:writing-mode="pag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4:25:25.829541557</meta:creation-date>
    <dc:date>2017-06-04T13:55:45.228616698</dc:date>
    <meta:editing-duration>PT10H14M11S</meta:editing-duration>
    <meta:editing-cycles>66</meta:editing-cycles>
    <meta:generator>LibreOffice/5.2.5.1$Linux_X86_64 LibreOffice_project/20m0$Build-1</meta:generator>
    <meta:document-statistic meta:table-count="1" meta:image-count="0" meta:object-count="0" meta:page-count="13" meta:paragraph-count="173" meta:word-count="2622" meta:character-count="19219" meta:non-whitespace-character-count="16797"/>
  </office:meta>
</office:document-meta>
</file>